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D0000021C2C9D4273699EB6D6.png" manifest:media-type="image/png"/>
  <manifest:file-entry manifest:full-path="Pictures/1000000000000270000000A585162DA23B322E46.jpg" manifest:media-type="image/jpeg"/>
  <manifest:file-entry manifest:full-path="Pictures/10000000000001EB000001D063A80A2D857C3DF5.png" manifest:media-type="image/png"/>
  <manifest:file-entry manifest:full-path="Pictures/1000020100000227000001C0FF3E50F6F5FDF2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4"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5" style:family="paragraph" style:parent-style-name="Standard">
      <style:paragraph-properties fo:text-align="justify" style:justify-single-word="false"/>
      <style:text-properties fo:font-size="14pt" officeooo:rsid="00e20915" officeooo:paragraph-rsid="00e20915" style:font-size-asian="12.25pt" style:font-size-complex="14pt"/>
    </style:style>
    <style:style style:name="P6" style:family="paragraph" style:parent-style-name="Standard">
      <style:paragraph-properties fo:text-align="justify" style:justify-single-word="false"/>
      <style:text-properties fo:font-size="14pt" officeooo:rsid="00e29f13" officeooo:paragraph-rsid="00e29f13" style:font-size-asian="12.25pt" style:font-size-complex="14pt"/>
    </style:style>
    <style:style style:name="P7" style:family="paragraph" style:parent-style-name="Standard">
      <style:paragraph-properties fo:text-align="justify" style:justify-single-word="false"/>
      <style:text-properties fo:font-size="14pt" officeooo:rsid="00e357f3" officeooo:paragraph-rsid="00e357f3" style:font-size-asian="12.25pt" style:font-size-complex="14pt"/>
    </style:style>
    <style:style style:name="P8" style:family="paragraph" style:parent-style-name="Standard">
      <style:paragraph-properties fo:text-align="justify" style:justify-single-word="false"/>
      <style:text-properties fo:font-size="14pt" officeooo:rsid="00e6f2e0" officeooo:paragraph-rsid="00e6f2e0" style:font-size-asian="12.25pt" style:font-size-complex="14pt"/>
    </style:style>
    <style:style style:name="P9" style:family="paragraph" style:parent-style-name="Standard">
      <style:paragraph-properties fo:text-align="justify" style:justify-single-word="false"/>
      <style:text-properties fo:font-size="14pt" officeooo:rsid="00e6f2e0" officeooo:paragraph-rsid="00e8af06" style:font-size-asian="12.25pt" style:font-size-complex="14pt"/>
    </style:style>
    <style:style style:name="P10"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1"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419289" officeooo:paragraph-rsid="00be1501"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419289" officeooo:paragraph-rsid="00bf0179"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21"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61"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04dadb" officeooo:paragraph-rsid="00dfbfa4"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6c9454" officeooo:paragraph-rsid="006c9454"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6ef17a" officeooo:paragraph-rsid="006ef3a1"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adae0f" officeooo:paragraph-rsid="00adae0f"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ae0b4f" officeooo:paragraph-rsid="00ae0b4f"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af26a3" officeooo:paragraph-rsid="00af26a3"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fo:font-weight="normal" officeooo:rsid="00b06df2" officeooo:paragraph-rsid="00b06df2"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6c9454" officeooo:paragraph-rsid="006c9454"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8c524" officeooo:paragraph-rsid="00e8c524" style:font-size-asian="12.25pt" style:font-weight-asian="bold" style:font-size-complex="14pt" style:font-weight-complex="bold"/>
    </style:style>
    <style:style style:name="P11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17d1e" officeooo:paragraph-rsid="00017d1e" style:font-size-asian="12.25pt" style:font-weight-asian="bold" style:font-size-complex="14pt" style:font-weight-complex="bold"/>
    </style:style>
    <style:style style:name="P112" style:family="paragraph" style:parent-style-name="Standard">
      <style:paragraph-properties fo:text-align="justify" style:justify-single-word="false"/>
      <style:text-properties fo:font-size="14pt" style:text-underline-style="none" fo:font-weight="normal" officeooo:rsid="006c9454" officeooo:paragraph-rsid="006c9454"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14"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15" style:family="paragraph" style:parent-style-name="Standard">
      <style:paragraph-properties fo:text-align="justify" style:justify-single-word="false"/>
      <style:text-properties fo:font-size="20pt" fo:font-weight="bold" officeooo:rsid="005afe08" officeooo:paragraph-rsid="00ac0daf" style:font-size-asian="20pt" style:font-weight-asian="bold" style:font-size-complex="20pt" style:font-weight-complex="bold"/>
    </style:style>
    <style:style style:name="P116"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1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P1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04dadb" officeooo:paragraph-rsid="00d8e34f" style:font-size-asian="12.25pt" style:font-weight-asian="normal" style:font-size-complex="14pt" style:font-weight-complex="normal"/>
    </style:style>
    <style:style style:name="P124" style:family="paragraph" style:parent-style-name="Standard">
      <style:paragraph-properties fo:text-align="justify" style:justify-single-word="false"/>
      <style:text-properties fo:font-size="14pt" fo:font-style="normal" fo:font-weight="normal" officeooo:rsid="0004dadb" officeooo:paragraph-rsid="0004dadb" style:font-size-asian="12.25pt" style:font-style-asian="normal" style:font-weight-asian="normal" style:font-size-complex="14pt" style:font-style-complex="normal" style:font-weight-complex="normal"/>
    </style:style>
    <style:style style:name="P125" style:family="paragraph" style:parent-style-name="Standard">
      <style:paragraph-properties fo:text-align="justify" style:justify-single-word="false"/>
      <style:text-properties fo:font-size="14pt" fo:font-style="normal" fo:font-weight="normal" officeooo:rsid="003dd998" officeooo:paragraph-rsid="003c03a4" style:font-size-asian="12.25pt" style:font-style-asian="normal" style:font-weight-asian="normal" style:font-size-complex="14pt" style:font-style-complex="normal" style:font-weight-complex="normal"/>
    </style:style>
    <style:style style:name="P126" style:family="paragraph" style:parent-style-name="Standard">
      <style:paragraph-properties fo:text-align="justify" style:justify-single-word="false"/>
      <style:text-properties fo:font-size="14pt" fo:font-style="normal" fo:font-weight="normal" officeooo:rsid="00ea2af5" officeooo:paragraph-rsid="00ea2af5" style:font-size-asian="12.25pt" style:font-style-asian="normal" style:font-weight-asian="normal" style:font-size-complex="14pt" style:font-style-complex="normal" style:font-weight-complex="normal"/>
    </style:style>
    <style:style style:name="P127" style:family="paragraph" style:parent-style-name="Standard">
      <style:paragraph-properties fo:text-align="justify" style:justify-single-word="false"/>
      <style:text-properties fo:font-size="14pt" fo:font-style="normal" fo:font-weight="normal" officeooo:rsid="00ea2af5" officeooo:paragraph-rsid="003c03a4" style:font-size-asian="12.25pt" style:font-style-asian="normal" style:font-weight-asian="normal" style:font-size-complex="14pt" style:font-style-complex="normal" style:font-weight-complex="normal"/>
    </style:style>
    <style:style style:name="P128"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eafa1d" officeooo:paragraph-rsid="00eafa1d" style:font-size-asian="12.25pt" style:font-style-asian="normal" style:font-weight-asian="bold" style:font-size-complex="14pt" style:font-style-complex="normal" style:font-weight-complex="bold"/>
    </style:style>
    <style:style style:name="P129"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130" style:family="paragraph" style:parent-style-name="Standard">
      <style:paragraph-properties fo:text-align="justify" style:justify-single-word="false"/>
      <style:text-properties fo:font-size="14pt" fo:font-weight="bold" officeooo:rsid="00419289" officeooo:paragraph-rsid="00ee25c3" style:font-size-asian="12.25pt" style:font-weight-asian="bold" style:font-size-complex="14pt" style:font-weight-complex="bold"/>
    </style:style>
    <style:style style:name="P131"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3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133" style:family="paragraph" style:parent-style-name="Standard">
      <style:paragraph-properties fo:text-align="justify" style:justify-single-word="false"/>
      <style:text-properties fo:font-size="14pt" officeooo:rsid="00f17d2f" officeooo:paragraph-rsid="00f17d2f" style:font-size-asian="12.25pt" style:font-size-complex="14pt"/>
    </style:style>
    <style:style style:name="P134" style:family="paragraph" style:parent-style-name="Standard">
      <style:paragraph-properties fo:text-align="justify" style:justify-single-word="false"/>
      <style:text-properties fo:font-size="14pt" officeooo:rsid="00ea2af5" officeooo:paragraph-rsid="00f373cc" style:font-size-asian="12.25pt" style:font-size-complex="14pt"/>
    </style:style>
    <style:style style:name="P135"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fo:font-size="14pt" fo:font-weight="normal" officeooo:rsid="00ac0daf" officeooo:paragraph-rsid="00f17d2f"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fo:font-size="14pt" fo:font-weight="normal" officeooo:rsid="00adae0f" officeooo:paragraph-rsid="00f17d2f"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fo:font-size="14pt" fo:font-weight="normal" officeooo:rsid="00ae0b4f" officeooo:paragraph-rsid="00f17d2f"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fo:font-size="14pt" fo:font-weight="normal" officeooo:rsid="00ae0b4f" officeooo:paragraph-rsid="00f4e088"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fo:font-size="14pt" fo:font-weight="normal" officeooo:rsid="00af26a3" officeooo:paragraph-rsid="00f17d2f"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fo:font-size="14pt" fo:font-weight="normal" officeooo:rsid="00af26a3" officeooo:paragraph-rsid="00f4e088" style:font-size-asian="12.25pt" style:font-weight-asian="normal" style:font-size-complex="14pt" style:font-weight-complex="normal"/>
    </style:style>
    <style:style style:name="P142" style:family="paragraph" style:parent-style-name="Standard">
      <style:paragraph-properties fo:text-align="justify" style:justify-single-word="false"/>
      <style:text-properties fo:font-size="14pt" fo:font-weight="normal" officeooo:rsid="00b06df2" officeooo:paragraph-rsid="00f17d2f" style:font-size-asian="12.25pt" style:font-weight-asian="normal" style:font-size-complex="14pt" style:font-weight-complex="normal"/>
    </style:style>
    <style:style style:name="P143" style:family="paragraph" style:parent-style-name="Standard">
      <style:paragraph-properties fo:text-align="justify" style:justify-single-word="false"/>
      <style:text-properties fo:font-size="14pt" fo:font-weight="normal" officeooo:rsid="00f373cc" officeooo:paragraph-rsid="00f373cc" style:font-size-asian="12.25pt" style:font-weight-asian="normal" style:font-size-complex="14pt" style:font-weight-complex="normal"/>
    </style:style>
    <style:style style:name="P144" style:family="paragraph" style:parent-style-name="Standard">
      <style:paragraph-properties fo:text-align="justify" style:justify-single-word="false"/>
      <style:text-properties fo:font-size="14pt" fo:font-weight="normal" officeooo:rsid="00f4e088" officeooo:paragraph-rsid="00f4e088" style:font-size-asian="12.25pt" style:font-weight-asian="normal" style:font-size-complex="14pt" style:font-weight-complex="normal"/>
    </style:style>
    <style:style style:name="P145" style:family="paragraph" style:parent-style-name="Standard">
      <style:paragraph-properties fo:text-align="justify" style:justify-single-word="false"/>
      <style:text-properties fo:font-size="14pt" fo:font-weight="normal" officeooo:rsid="00f521e2" officeooo:paragraph-rsid="00f521e2" style:font-size-asian="12.25pt" style:font-weight-asian="normal" style:font-size-complex="14pt" style:font-weight-complex="normal"/>
    </style:style>
    <style:style style:name="P146" style:family="paragraph" style:parent-style-name="Standard">
      <style:paragraph-properties fo:text-align="justify" style:justify-single-word="false"/>
      <style:text-properties fo:font-size="14pt" fo:font-weight="normal" officeooo:rsid="00f643a6" officeooo:paragraph-rsid="00f643a6" style:font-size-asian="12.25pt" style:font-weight-asian="normal" style:font-size-complex="14pt" style:font-weight-complex="normal"/>
    </style:style>
    <style:style style:name="P147" style:family="paragraph" style:parent-style-name="Standard">
      <style:paragraph-properties fo:text-align="justify" style:justify-single-word="false"/>
      <style:text-properties fo:font-size="14pt" fo:font-weight="normal" officeooo:rsid="00f7bb91" officeooo:paragraph-rsid="00f7bb91" style:font-size-asian="12.25pt" style:font-weight-asian="normal" style:font-size-complex="14pt" style:font-weight-complex="normal"/>
    </style:style>
    <style:style style:name="P148" style:family="paragraph" style:parent-style-name="Standard">
      <style:paragraph-properties fo:text-align="justify" style:justify-single-word="false"/>
      <style:text-properties fo:font-size="14pt" fo:font-weight="normal" officeooo:rsid="00f8709e" officeooo:paragraph-rsid="00f8709e" style:font-size-asian="12.25pt" style:font-weight-asian="normal" style:font-size-complex="14pt" style:font-weight-complex="normal"/>
    </style:style>
    <style:style style:name="P149" style:family="paragraph" style:parent-style-name="Standard">
      <style:paragraph-properties fo:text-align="justify" style:justify-single-word="false"/>
      <style:text-properties officeooo:paragraph-rsid="00f373cc"/>
    </style:style>
    <style:style style:name="P150" style:family="paragraph" style:parent-style-name="Standard">
      <style:paragraph-properties fo:text-align="start" style:justify-single-word="false"/>
      <style:text-properties fo:font-size="20pt" fo:font-style="normal" fo:font-weight="bold" officeooo:rsid="00f17d2f" officeooo:paragraph-rsid="00f17d2f" style:font-size-asian="20pt" style:font-style-asian="normal" style:font-weight-asian="bold" style:font-size-complex="20pt" style:font-style-complex="normal" style:font-weight-complex="bold"/>
    </style:style>
    <style:style style:name="P151" style:family="paragraph" style:parent-style-name="Standard">
      <style:paragraph-properties fo:text-align="justify" style:justify-single-word="false"/>
      <style:text-properties fo:font-size="20pt" fo:font-weight="bold" officeooo:rsid="005afe08" officeooo:paragraph-rsid="00f17d2f" style:font-size-asian="20pt" style:font-weight-asian="bold" style:font-size-complex="20pt" style:font-weight-complex="bold"/>
    </style:style>
    <style:style style:name="P152" style:family="paragraph" style:parent-style-name="Standard">
      <style:paragraph-properties fo:text-align="justify" style:justify-single-word="false"/>
      <style:text-properties fo:font-size="11pt" fo:font-weight="normal" officeooo:rsid="00f373cc" officeooo:paragraph-rsid="00f373cc" style:font-size-asian="11pt" style:font-weight-asian="normal" style:font-size-complex="11pt" style:font-weight-complex="normal"/>
    </style:style>
    <style:style style:name="P153" style:family="paragraph" style:parent-style-name="Standard">
      <style:paragraph-properties fo:text-align="justify" style:justify-single-word="false"/>
      <style:text-properties fo:font-size="11pt" fo:font-weight="normal" officeooo:rsid="00f373cc" officeooo:paragraph-rsid="00f4e088" style:font-size-asian="11pt" style:font-weight-asian="normal" style:font-size-complex="11pt" style:font-weight-complex="normal"/>
    </style:style>
    <style:style style:name="P154" style:family="paragraph" style:parent-style-name="Standard">
      <style:paragraph-properties fo:text-align="justify" style:justify-single-word="false"/>
      <style:text-properties fo:font-size="11pt" fo:font-weight="normal" officeooo:rsid="00f373cc" officeooo:paragraph-rsid="00f521e2"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fo:font-size="11pt" fo:font-weight="normal" officeooo:rsid="00f373cc" officeooo:paragraph-rsid="00f7bb91" style:font-size-asian="11pt" style:font-weight-asian="normal" style:font-size-complex="11pt" style:font-weight-complex="normal"/>
    </style:style>
    <style:style style:name="P156" style:family="paragraph" style:parent-style-name="Standard">
      <style:paragraph-properties fo:text-align="justify" style:justify-single-word="false"/>
      <style:text-properties fo:font-size="11pt" fo:font-weight="normal" officeooo:rsid="00f7bb91" officeooo:paragraph-rsid="00f7bb91" style:font-size-asian="11pt" style:font-weight-asian="normal" style:font-size-complex="11pt" style:font-weight-complex="normal"/>
    </style:style>
    <style:style style:name="P157" style:family="paragraph" style:parent-style-name="Standard">
      <style:paragraph-properties fo:text-align="justify" style:justify-single-word="false"/>
      <style:text-properties fo:font-size="11pt" fo:font-weight="bold" officeooo:rsid="00f373cc" officeooo:paragraph-rsid="00f4e088" style:font-size-asian="11pt" style:font-weight-asian="bold" style:font-size-complex="11pt" style:font-weight-complex="bold"/>
    </style:style>
    <style:style style:name="P158" style:family="paragraph" style:parent-style-name="Standard">
      <style:paragraph-properties fo:text-align="justify" style:justify-single-word="false"/>
      <style:text-properties fo:font-size="11pt" fo:font-weight="bold" officeooo:rsid="00f373cc" officeooo:paragraph-rsid="00f521e2" style:font-size-asian="11pt" style:font-weight-asian="bold" style:font-size-complex="11pt" style:font-weight-complex="bold"/>
    </style:style>
    <style:style style:name="P159" style:family="paragraph" style:parent-style-name="Standard">
      <style:paragraph-properties fo:text-align="justify" style:justify-single-word="false"/>
      <style:text-properties fo:font-size="11pt" fo:font-weight="bold" officeooo:rsid="00f373cc" officeooo:paragraph-rsid="00f7bb91" style:font-size-asian="11pt" style:font-weight-asian="bold" style:font-size-complex="11pt" style:font-weight-complex="bold"/>
    </style:style>
    <style:style style:name="P160" style:family="paragraph" style:parent-style-name="Standard">
      <style:paragraph-properties fo:text-align="justify" style:justify-single-word="false"/>
      <style:text-properties fo:font-size="11pt" fo:font-weight="bold" officeooo:rsid="00f7bb91" officeooo:paragraph-rsid="00f7bb91"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bold" officeooo:rsid="00f373cc" style:font-weight-asian="bold" style:font-weight-complex="bold"/>
    </style:style>
    <style:style style:name="T11" style:family="text">
      <style:text-properties fo:font-weight="bold" officeooo:rsid="00f4e088" style:font-weight-asian="bold" style:font-weight-complex="bold"/>
    </style:style>
    <style:style style:name="T12" style:family="text">
      <style:text-properties fo:font-weight="bold" officeooo:rsid="00f521e2"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e8c524" style:font-weight-asian="normal" style:font-weight-complex="normal"/>
    </style:style>
    <style:style style:name="T15" style:family="text">
      <style:text-properties fo:font-weight="normal" officeooo:rsid="00f7bb91"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3f1ded" style:font-style-asian="normal" style:font-style-complex="normal"/>
    </style:style>
    <style:style style:name="T18" style:family="text">
      <style:text-properties fo:font-style="normal" officeooo:rsid="0040adbf" style:font-style-asian="normal" style:font-style-complex="normal"/>
    </style:style>
    <style:style style:name="T19" style:family="text">
      <style:text-properties fo:font-style="normal" officeooo:rsid="00419289" style:font-style-asian="normal" style:font-style-complex="normal"/>
    </style:style>
    <style:style style:name="T20" style:family="text">
      <style:text-properties fo:font-style="normal" officeooo:rsid="00437d64" style:font-style-asian="normal" style:font-style-complex="normal"/>
    </style:style>
    <style:style style:name="T21" style:family="text">
      <style:text-properties fo:font-style="normal" officeooo:rsid="00442d62" style:font-style-asian="normal" style:font-style-complex="normal"/>
    </style:style>
    <style:style style:name="T22" style:family="text">
      <style:text-properties fo:font-style="normal" officeooo:rsid="004e81bc" style:font-style-asian="normal" style:font-style-complex="normal"/>
    </style:style>
    <style:style style:name="T23" style:family="text">
      <style:text-properties fo:font-style="normal" officeooo:rsid="004687ce" style:font-style-asian="normal" style:font-style-complex="normal"/>
    </style:style>
    <style:style style:name="T24" style:family="text">
      <style:text-properties fo:font-style="normal" officeooo:rsid="00844e3a" style:font-style-asian="normal" style:font-style-complex="normal"/>
    </style:style>
    <style:style style:name="T25" style:family="text">
      <style:text-properties fo:font-style="normal" officeooo:rsid="008526db" style:font-style-asian="normal" style:font-style-complex="normal"/>
    </style:style>
    <style:style style:name="T26" style:family="text">
      <style:text-properties fo:font-style="normal" officeooo:rsid="0086846c" style:font-style-asian="normal" style:font-style-complex="normal"/>
    </style:style>
    <style:style style:name="T27" style:family="text">
      <style:text-properties fo:font-style="normal" officeooo:rsid="00884be8" style:font-style-asian="normal" style:font-style-complex="normal"/>
    </style:style>
    <style:style style:name="T28" style:family="text">
      <style:text-properties fo:font-style="normal" officeooo:rsid="008a0333" style:font-style-asian="normal" style:font-style-complex="normal"/>
    </style:style>
    <style:style style:name="T29" style:family="text">
      <style:text-properties fo:font-style="normal" officeooo:rsid="008be1f7" style:font-style-asian="normal" style:font-style-complex="normal"/>
    </style:style>
    <style:style style:name="T30" style:family="text">
      <style:text-properties fo:font-style="normal" officeooo:rsid="008c661c" style:font-style-asian="normal" style:font-style-complex="normal"/>
    </style:style>
    <style:style style:name="T31" style:family="text">
      <style:text-properties fo:font-style="normal" officeooo:rsid="00911a86" style:font-style-asian="normal" style:font-style-complex="normal"/>
    </style:style>
    <style:style style:name="T32" style:family="text">
      <style:text-properties fo:font-style="normal" officeooo:rsid="0092fa3f" style:font-style-asian="normal" style:font-style-complex="normal"/>
    </style:style>
    <style:style style:name="T33" style:family="text">
      <style:text-properties fo:font-style="normal" officeooo:rsid="0093260a" style:font-style-asian="normal" style:font-style-complex="normal"/>
    </style:style>
    <style:style style:name="T34" style:family="text">
      <style:text-properties fo:font-style="normal" officeooo:rsid="009d1ac4" style:font-style-asian="normal" style:font-style-complex="normal"/>
    </style:style>
    <style:style style:name="T35" style:family="text">
      <style:text-properties fo:font-style="normal" officeooo:rsid="009d3ca6" style:font-style-asian="normal" style:font-style-complex="normal"/>
    </style:style>
    <style:style style:name="T36" style:family="text">
      <style:text-properties fo:font-style="normal" officeooo:rsid="009f98b7" style:font-style-asian="normal" style:font-style-complex="normal"/>
    </style:style>
    <style:style style:name="T37" style:family="text">
      <style:text-properties fo:font-style="normal" officeooo:rsid="00a14e47" style:font-style-asian="normal" style:font-style-complex="normal"/>
    </style:style>
    <style:style style:name="T38" style:family="text">
      <style:text-properties fo:font-style="normal" officeooo:rsid="00a92049" style:font-style-asian="normal" style:font-style-complex="normal"/>
    </style:style>
    <style:style style:name="T39" style:family="text">
      <style:text-properties fo:font-style="normal" officeooo:rsid="00aab2b9" style:font-style-asian="normal" style:font-style-complex="normal"/>
    </style:style>
    <style:style style:name="T40" style:family="text">
      <style:text-properties fo:font-style="normal" officeooo:rsid="00ac0daf" style:font-style-asian="normal" style:font-style-complex="normal"/>
    </style:style>
    <style:style style:name="T41" style:family="text">
      <style:text-properties fo:font-style="normal" officeooo:rsid="00b2e113" style:font-style-asian="normal" style:font-style-complex="normal"/>
    </style:style>
    <style:style style:name="T42" style:family="text">
      <style:text-properties fo:font-style="normal" officeooo:rsid="00be1501" style:font-style-asian="normal" style:font-style-complex="normal"/>
    </style:style>
    <style:style style:name="T43" style:family="text">
      <style:text-properties fo:font-style="normal" officeooo:rsid="00bf0179" style:font-style-asian="normal" style:font-style-complex="normal"/>
    </style:style>
    <style:style style:name="T44" style:family="text">
      <style:text-properties fo:font-style="normal" officeooo:rsid="00c1869f" style:font-style-asian="normal" style:font-style-complex="normal"/>
    </style:style>
    <style:style style:name="T45" style:family="text">
      <style:text-properties fo:font-style="normal" officeooo:rsid="00c39904" style:font-style-asian="normal" style:font-style-complex="normal"/>
    </style:style>
    <style:style style:name="T46" style:family="text">
      <style:text-properties fo:font-style="normal" officeooo:rsid="00c7caa3" style:font-style-asian="normal" style:font-style-complex="normal"/>
    </style:style>
    <style:style style:name="T47" style:family="text">
      <style:text-properties fo:font-style="normal" officeooo:rsid="00c7f999" style:font-style-asian="normal" style:font-style-complex="normal"/>
    </style:style>
    <style:style style:name="T48" style:family="text">
      <style:text-properties fo:font-style="normal" officeooo:rsid="00ee25c3"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03dab8" style:font-style-asian="normal" style:font-weight-asian="normal" style:font-style-complex="normal" style:font-weight-complex="normal"/>
    </style:style>
    <style:style style:name="T51" style:family="text">
      <style:text-properties fo:font-style="normal" fo:font-weight="normal" officeooo:rsid="0006bfb1" style:font-style-asian="normal" style:font-weight-asian="normal" style:font-style-complex="normal" style:font-weight-complex="normal"/>
    </style:style>
    <style:style style:name="T52" style:family="text">
      <style:text-properties fo:font-style="normal" fo:font-weight="normal" officeooo:rsid="00378d07" style:font-style-asian="normal" style:font-weight-asian="normal" style:font-style-complex="normal" style:font-weight-complex="normal"/>
    </style:style>
    <style:style style:name="T53" style:family="text">
      <style:text-properties fo:font-style="normal" fo:font-weight="normal" officeooo:rsid="00395dd3" style:font-style-asian="normal" style:font-weight-asian="normal" style:font-style-complex="normal" style:font-weight-complex="normal"/>
    </style:style>
    <style:style style:name="T54" style:family="text">
      <style:text-properties fo:font-style="normal" fo:font-weight="normal" officeooo:rsid="003a5777" style:font-style-asian="normal" style:font-weight-asian="normal" style:font-style-complex="normal" style:font-weight-complex="normal"/>
    </style:style>
    <style:style style:name="T55" style:family="text">
      <style:text-properties fo:font-style="normal" fo:font-weight="normal" officeooo:rsid="003dd998" style:font-style-asian="normal" style:font-weight-asian="normal" style:font-style-complex="normal" style:font-weight-complex="normal"/>
    </style:style>
    <style:style style:name="T56" style:family="text">
      <style:text-properties fo:font-style="normal" fo:font-weight="normal" officeooo:rsid="003f1ded" style:font-style-asian="normal" style:font-weight-asian="normal" style:font-style-complex="normal" style:font-weight-complex="normal"/>
    </style:style>
    <style:style style:name="T57" style:family="text">
      <style:text-properties fo:font-style="normal" fo:font-weight="normal" officeooo:rsid="0040adbf" style:font-style-asian="normal" style:font-weight-asian="normal" style:font-style-complex="normal" style:font-weight-complex="normal"/>
    </style:style>
    <style:style style:name="T58" style:family="text">
      <style:text-properties fo:font-style="normal" fo:font-weight="normal" officeooo:rsid="00419289" style:font-style-asian="normal" style:font-weight-asian="normal" style:font-style-complex="normal" style:font-weight-complex="normal"/>
    </style:style>
    <style:style style:name="T59" style:family="text">
      <style:text-properties fo:font-style="normal" fo:font-weight="normal" officeooo:rsid="00437d64" style:font-style-asian="normal" style:font-weight-asian="normal" style:font-style-complex="normal" style:font-weight-complex="normal"/>
    </style:style>
    <style:style style:name="T60" style:family="text">
      <style:text-properties fo:font-style="normal" fo:font-weight="normal" officeooo:rsid="00442d62" style:font-style-asian="normal" style:font-weight-asian="normal" style:font-style-complex="normal" style:font-weight-complex="normal"/>
    </style:style>
    <style:style style:name="T61" style:family="text">
      <style:text-properties fo:font-style="normal" fo:font-weight="normal" officeooo:rsid="004556d7" style:font-style-asian="normal" style:font-weight-asian="normal" style:font-style-complex="normal" style:font-weight-complex="normal"/>
    </style:style>
    <style:style style:name="T62" style:family="text">
      <style:text-properties fo:font-style="normal" fo:font-weight="normal" officeooo:rsid="004687ce" style:font-style-asian="normal" style:font-weight-asian="normal" style:font-style-complex="normal" style:font-weight-complex="normal"/>
    </style:style>
    <style:style style:name="T63" style:family="text">
      <style:text-properties fo:font-style="normal" fo:font-weight="normal" officeooo:rsid="0047e7f2" style:font-style-asian="normal" style:font-weight-asian="normal" style:font-style-complex="normal" style:font-weight-complex="normal"/>
    </style:style>
    <style:style style:name="T64" style:family="text">
      <style:text-properties fo:font-style="normal" fo:font-weight="normal" officeooo:rsid="004b7d7d" style:font-style-asian="normal" style:font-weight-asian="normal" style:font-style-complex="normal" style:font-weight-complex="normal"/>
    </style:style>
    <style:style style:name="T65" style:family="text">
      <style:text-properties fo:font-style="normal" fo:font-weight="normal" officeooo:rsid="004b85ee" style:font-style-asian="normal" style:font-weight-asian="normal" style:font-style-complex="normal" style:font-weight-complex="normal"/>
    </style:style>
    <style:style style:name="T66" style:family="text">
      <style:text-properties fo:font-style="normal" fo:font-weight="normal" officeooo:rsid="004e81bc" style:font-style-asian="normal" style:font-weight-asian="normal" style:font-style-complex="normal" style:font-weight-complex="normal"/>
    </style:style>
    <style:style style:name="T67" style:family="text">
      <style:text-properties fo:font-style="normal" fo:font-weight="normal" officeooo:rsid="00513cc0" style:font-style-asian="normal" style:font-weight-asian="normal" style:font-style-complex="normal" style:font-weight-complex="normal"/>
    </style:style>
    <style:style style:name="T68" style:family="text">
      <style:text-properties fo:font-style="normal" fo:font-weight="normal" officeooo:rsid="00a5062b" style:font-style-asian="normal" style:font-weight-asian="normal" style:font-style-complex="normal" style:font-weight-complex="normal"/>
    </style:style>
    <style:style style:name="T69" style:family="text">
      <style:text-properties fo:font-style="normal" fo:font-weight="normal" officeooo:rsid="00b882bf" style:font-style-asian="normal" style:font-weight-asian="normal" style:font-style-complex="normal" style:font-weight-complex="normal"/>
    </style:style>
    <style:style style:name="T70" style:family="text">
      <style:text-properties fo:font-style="normal" fo:font-weight="normal" officeooo:rsid="00bad78b" style:font-style-asian="normal" style:font-weight-asian="normal" style:font-style-complex="normal" style:font-weight-complex="normal"/>
    </style:style>
    <style:style style:name="T71" style:family="text">
      <style:text-properties fo:font-style="normal" fo:font-weight="normal" officeooo:rsid="00bbb3c7" style:font-style-asian="normal" style:font-weight-asian="normal" style:font-style-complex="normal" style:font-weight-complex="normal"/>
    </style:style>
    <style:style style:name="T72" style:family="text">
      <style:text-properties fo:font-style="normal" fo:font-weight="normal" officeooo:rsid="00be1501" style:font-style-asian="normal" style:font-weight-asian="normal" style:font-style-complex="normal" style:font-weight-complex="normal"/>
    </style:style>
    <style:style style:name="T73" style:family="text">
      <style:text-properties fo:font-style="normal" fo:font-weight="normal" officeooo:rsid="00bf0179" style:font-style-asian="normal" style:font-weight-asian="normal" style:font-style-complex="normal" style:font-weight-complex="normal"/>
    </style:style>
    <style:style style:name="T74" style:family="text">
      <style:text-properties fo:font-style="normal" fo:font-weight="normal" officeooo:rsid="00bf666f" style:font-style-asian="normal" style:font-weight-asian="normal" style:font-style-complex="normal" style:font-weight-complex="normal"/>
    </style:style>
    <style:style style:name="T75" style:family="text">
      <style:text-properties fo:font-style="normal" fo:font-weight="normal" officeooo:rsid="00c1869f" style:font-style-asian="normal" style:font-weight-asian="normal" style:font-style-complex="normal" style:font-weight-complex="normal"/>
    </style:style>
    <style:style style:name="T76" style:family="text">
      <style:text-properties fo:font-style="normal" fo:font-weight="normal" officeooo:rsid="00c39904" style:font-style-asian="normal" style:font-weight-asian="normal" style:font-style-complex="normal" style:font-weight-complex="normal"/>
    </style:style>
    <style:style style:name="T77" style:family="text">
      <style:text-properties fo:font-style="normal" fo:font-weight="normal" officeooo:rsid="00c4147c" style:font-style-asian="normal" style:font-weight-asian="normal" style:font-style-complex="normal" style:font-weight-complex="normal"/>
    </style:style>
    <style:style style:name="T78" style:family="text">
      <style:text-properties fo:font-style="normal" fo:font-weight="normal" officeooo:rsid="00c53ef2" style:font-style-asian="normal" style:font-weight-asian="normal" style:font-style-complex="normal" style:font-weight-complex="normal"/>
    </style:style>
    <style:style style:name="T79" style:family="text">
      <style:text-properties fo:font-style="normal" fo:font-weight="normal" officeooo:rsid="00c7caa3" style:font-style-asian="normal" style:font-weight-asian="normal" style:font-style-complex="normal" style:font-weight-complex="normal"/>
    </style:style>
    <style:style style:name="T80" style:family="text">
      <style:text-properties fo:font-style="normal" fo:font-weight="normal" officeooo:rsid="00c7f999" style:font-style-asian="normal" style:font-weight-asian="normal" style:font-style-complex="normal" style:font-weight-complex="normal"/>
    </style:style>
    <style:style style:name="T81" style:family="text">
      <style:text-properties fo:font-style="normal" fo:font-weight="normal" officeooo:rsid="00c8ff63" style:font-style-asian="normal" style:font-weight-asian="normal" style:font-style-complex="normal" style:font-weight-complex="normal"/>
    </style:style>
    <style:style style:name="T82" style:family="text">
      <style:text-properties fo:font-style="normal" fo:font-weight="normal" officeooo:rsid="00ee25c3" style:font-style-asian="normal" style:font-weight-asian="normal" style:font-style-complex="normal" style:font-weight-complex="normal"/>
    </style:style>
    <style:style style:name="T83" style:family="text">
      <style:text-properties fo:font-style="normal" fo:font-weight="normal" officeooo:rsid="00f373cc"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93260a" style:font-style-asian="normal" style:font-weight-asian="bold" style:font-style-complex="normal" style:font-weight-complex="bold"/>
    </style:style>
    <style:style style:name="T86" style:family="text">
      <style:text-properties officeooo:rsid="0025c86d"/>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officeooo:rsid="0078b76d"/>
    </style:style>
    <style:style style:name="T89" style:family="text">
      <style:text-properties style:text-underline-style="solid" style:text-underline-width="auto" style:text-underline-color="font-color" officeooo:rsid="007e3a4d"/>
    </style:style>
    <style:style style:name="T90" style:family="text">
      <style:text-properties officeooo:rsid="00351d0c"/>
    </style:style>
    <style:style style:name="T91" style:family="text">
      <style:text-properties officeooo:rsid="00070cfa"/>
    </style:style>
    <style:style style:name="T92" style:family="text">
      <style:text-properties officeooo:rsid="0056d041"/>
    </style:style>
    <style:style style:name="T93" style:family="text">
      <style:text-properties officeooo:rsid="005aedf9"/>
    </style:style>
    <style:style style:name="T94" style:family="text">
      <style:text-properties officeooo:rsid="005c3508"/>
    </style:style>
    <style:style style:name="T95" style:family="text">
      <style:text-properties officeooo:rsid="005c9d75"/>
    </style:style>
    <style:style style:name="T96" style:family="text">
      <style:text-properties officeooo:rsid="005e7309"/>
    </style:style>
    <style:style style:name="T97" style:family="text">
      <style:text-properties officeooo:rsid="00601bf7"/>
    </style:style>
    <style:style style:name="T98" style:family="text">
      <style:text-properties officeooo:rsid="00685334"/>
    </style:style>
    <style:style style:name="T99" style:family="text">
      <style:text-properties officeooo:rsid="006e639c"/>
    </style:style>
    <style:style style:name="T100" style:family="text">
      <style:text-properties officeooo:rsid="006ef3a1"/>
    </style:style>
    <style:style style:name="T101" style:family="text">
      <style:text-properties officeooo:rsid="007521ae"/>
    </style:style>
    <style:style style:name="T102" style:family="text">
      <style:text-properties officeooo:rsid="0075a94b"/>
    </style:style>
    <style:style style:name="T103" style:family="text">
      <style:text-properties officeooo:rsid="0077401f"/>
    </style:style>
    <style:style style:name="T104" style:family="text">
      <style:text-properties officeooo:rsid="0079bde7"/>
    </style:style>
    <style:style style:name="T105" style:family="text">
      <style:text-properties officeooo:rsid="007b9652"/>
    </style:style>
    <style:style style:name="T106" style:family="text">
      <style:text-properties officeooo:rsid="007e3a4d"/>
    </style:style>
    <style:style style:name="T107" style:family="text">
      <style:text-properties officeooo:rsid="0080fe58"/>
    </style:style>
    <style:style style:name="T108" style:family="text">
      <style:text-properties officeooo:rsid="0082f7c0"/>
    </style:style>
    <style:style style:name="T109" style:family="text">
      <style:text-properties officeooo:rsid="00844e3a"/>
    </style:style>
    <style:style style:name="T110" style:family="text">
      <style:text-properties officeooo:rsid="00965034"/>
    </style:style>
    <style:style style:name="T111" style:family="text">
      <style:text-properties officeooo:rsid="009819f9"/>
    </style:style>
    <style:style style:name="T112" style:family="text">
      <style:text-properties officeooo:rsid="00991083"/>
    </style:style>
    <style:style style:name="T113" style:family="text">
      <style:text-properties officeooo:rsid="009ba4cf"/>
    </style:style>
    <style:style style:name="T114" style:family="text">
      <style:text-properties officeooo:rsid="009ca17d"/>
    </style:style>
    <style:style style:name="T115" style:family="text">
      <style:text-properties officeooo:rsid="009da148"/>
    </style:style>
    <style:style style:name="T116" style:family="text">
      <style:text-properties officeooo:rsid="009f98b7"/>
    </style:style>
    <style:style style:name="T117" style:family="text">
      <style:text-properties officeooo:rsid="00a1cba2"/>
    </style:style>
    <style:style style:name="T118" style:family="text">
      <style:text-properties officeooo:rsid="00a30692"/>
    </style:style>
    <style:style style:name="T119" style:family="text">
      <style:text-properties officeooo:rsid="00a48858"/>
    </style:style>
    <style:style style:name="T120" style:family="text">
      <style:text-properties officeooo:rsid="00a5062b"/>
    </style:style>
    <style:style style:name="T121" style:family="text">
      <style:text-properties officeooo:rsid="00a679c6"/>
    </style:style>
    <style:style style:name="T122" style:family="text">
      <style:text-properties officeooo:rsid="00ac0daf"/>
    </style:style>
    <style:style style:name="T123" style:family="text">
      <style:text-properties officeooo:rsid="00adae0f"/>
    </style:style>
    <style:style style:name="T124" style:family="text">
      <style:text-properties officeooo:rsid="00af26a3"/>
    </style:style>
    <style:style style:name="T125" style:family="text">
      <style:text-properties officeooo:rsid="00b06df2"/>
    </style:style>
    <style:style style:name="T126" style:family="text">
      <style:text-properties officeooo:rsid="00b135a9"/>
    </style:style>
    <style:style style:name="T127" style:family="text">
      <style:text-properties officeooo:rsid="00b25c97"/>
    </style:style>
    <style:style style:name="T128" style:family="text">
      <style:text-properties officeooo:rsid="00b2b230"/>
    </style:style>
    <style:style style:name="T129" style:family="text">
      <style:text-properties officeooo:rsid="00b2e113"/>
    </style:style>
    <style:style style:name="T130" style:family="text">
      <style:text-properties officeooo:rsid="00b49353"/>
    </style:style>
    <style:style style:name="T131" style:family="text">
      <style:text-properties officeooo:rsid="00b54e30"/>
    </style:style>
    <style:style style:name="T132" style:family="text">
      <style:text-properties officeooo:rsid="00b71a14"/>
    </style:style>
    <style:style style:name="T133" style:family="text">
      <style:text-properties officeooo:rsid="00cbce4d"/>
    </style:style>
    <style:style style:name="T134" style:family="text">
      <style:text-properties officeooo:rsid="00ccde29"/>
    </style:style>
    <style:style style:name="T135" style:family="text">
      <style:text-properties officeooo:rsid="00ce3dbb"/>
    </style:style>
    <style:style style:name="T136" style:family="text">
      <style:text-properties officeooo:rsid="00d01d2b"/>
    </style:style>
    <style:style style:name="T137" style:family="text">
      <style:text-properties officeooo:rsid="00d29116"/>
    </style:style>
    <style:style style:name="T138" style:family="text">
      <style:text-properties officeooo:rsid="00d3c633"/>
    </style:style>
    <style:style style:name="T139" style:family="text">
      <style:text-properties officeooo:rsid="00d731d6"/>
    </style:style>
    <style:style style:name="T140" style:family="text">
      <style:text-properties officeooo:rsid="00dbd5e0"/>
    </style:style>
    <style:style style:name="T141" style:family="text">
      <style:text-properties officeooo:rsid="00deea7d"/>
    </style:style>
    <style:style style:name="T142" style:family="text">
      <style:text-properties officeooo:rsid="00e06dc2"/>
    </style:style>
    <style:style style:name="T143" style:family="text">
      <style:text-properties officeooo:rsid="00e0ab17"/>
    </style:style>
    <style:style style:name="T144" style:family="text">
      <style:text-properties officeooo:rsid="00e20915"/>
    </style:style>
    <style:style style:name="T145" style:family="text">
      <style:text-properties officeooo:rsid="00e29f13"/>
    </style:style>
    <style:style style:name="T146" style:family="text">
      <style:text-properties officeooo:rsid="00e357f3"/>
    </style:style>
    <style:style style:name="T147" style:family="text">
      <style:text-properties fo:font-size="14pt" fo:font-style="normal" fo:font-weight="normal" officeooo:rsid="00ea2af5" style:font-size-asian="12.25pt" style:font-style-asian="normal" style:font-weight-asian="normal" style:font-size-complex="14pt" style:font-style-complex="normal" style:font-weight-complex="normal"/>
    </style:style>
    <style:style style:name="T148" style:family="text">
      <style:text-properties fo:font-size="14pt" fo:font-style="normal" style:text-underline-style="solid" style:text-underline-width="auto" style:text-underline-color="font-color" fo:font-weight="bold" officeooo:rsid="003dd998" style:font-size-asian="12.25pt" style:font-style-asian="normal" style:font-weight-asian="bold" style:font-size-complex="14pt" style:font-style-complex="normal" style:font-weight-complex="bold"/>
    </style:style>
    <style:style style:name="T149" style:family="text">
      <style:text-properties fo:font-size="14pt" fo:font-style="normal" style:text-underline-style="solid" style:text-underline-width="auto" style:text-underline-color="font-color" fo:font-weight="bold" officeooo:rsid="00ea2af5" style:font-size-asian="12.25pt" style:font-style-asian="normal" style:font-weight-asian="bold" style:font-size-complex="14pt" style:font-style-complex="normal" style:font-weight-complex="bold"/>
    </style:style>
    <style:style style:name="T150" style:family="text">
      <style:text-properties fo:font-size="14pt" fo:font-style="normal" style:text-underline-style="solid" style:text-underline-width="auto" style:text-underline-color="font-color" fo:font-weight="bold" officeooo:rsid="00f373cc" style:font-size-asian="12.25pt" style:font-style-asian="normal" style:font-weight-asian="bold" style:font-size-complex="14pt" style:font-style-complex="normal" style:font-weight-complex="bold"/>
    </style:style>
    <style:style style:name="T151" style:family="text">
      <style:text-properties officeooo:rsid="00e5514b"/>
    </style:style>
    <style:style style:name="T152" style:family="text">
      <style:text-properties officeooo:rsid="00e8af06"/>
    </style:style>
    <style:style style:name="T153" style:family="text">
      <style:text-properties officeooo:rsid="00e8c524"/>
    </style:style>
    <style:style style:name="T154" style:family="text">
      <style:text-properties officeooo:rsid="00ef81f8"/>
    </style:style>
    <style:style style:name="T155" style:family="text">
      <style:text-properties officeooo:rsid="00f17d2f"/>
    </style:style>
    <style:style style:name="T156" style:family="text">
      <style:text-properties officeooo:rsid="00f373cc"/>
    </style:style>
    <style:style style:name="T157" style:family="text">
      <style:text-properties officeooo:rsid="00f4e088"/>
    </style:style>
    <style:style style:name="T158" style:family="text">
      <style:text-properties officeooo:rsid="00f521e2"/>
    </style:style>
    <style:style style:name="T159" style:family="text">
      <style:text-properties officeooo:rsid="00f643a6"/>
    </style:style>
    <style:style style:name="T160" style:family="text">
      <style:text-properties officeooo:rsid="00f7bb91"/>
    </style:style>
    <style:style style:name="T161" style:family="text">
      <style:text-properties officeooo:rsid="00f8709e"/>
    </style:style>
    <style:style style:name="T162" style:family="text">
      <style:text-properties officeooo:rsid="00fa07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1"><text:span text:style-name="T142">Dec</text:span>-201<text:span text:style-name="T142">7</text:span></text:p>
      <text:p text:style-name="P1"/>
      <text:p text:style-name="P2"/>
      <text:p text:style-name="P2"/>
      <text:p text:style-name="P2">This is an unofficial guide. Many things are temporary and about to change. <text:span text:style-name="T86">Also, this is a high-level approach and we do not delve into the details.</text:span></text:p>
      <text:p text:style-name="P2"/>
      <text:p text:style-name="P2">Ok let's start: </text:p>
      <text:p text:style-name="P2"/>
      <text:p text:style-name="P150">Introduction</text:p>
      <text:p text:style-name="P2"/>
      <text:p text:style-name="P110">What the code tries to do:</text:p>
      <text:p text:style-name="P2"/>
      <text:p text:style-name="P3">First we need to talk about the general idea of this repo. Its goal is to emulate the secure system described by <text:span text:style-name="T143">Lipton, Ostrovsky and Zikas here:</text:span></text:p>
      <text:p text:style-name="P3"><text:a xlink:type="simple" xlink:href="http://drops.dagstuhl.de/opus/frontdoor.php?source_opus=6311" text:style-name="Internet_20_link" text:visited-style-name="Visited_20_Internet_20_Link"><text:span text:style-name="T143">http://drops.dagstuhl.de/opus/frontdoor.php?source_opus=6311</text:span></text:a><text:span text:style-name="T143"> </text:span></text:p>
      <text:p text:style-name="P3"/>
      <text:p text:style-name="P3"/>
      <text:p text:style-name="P5">This publication talks about a secure system that defends against an adversary who has arbitrary memory write capability. Specifically, we assume a <text:span text:style-name="T151">remote </text:span>attestator, who periodically queries the <text:span text:style-name="T145">system which may be under attack, and verifies that the system has not (or has) been attacked. The power that is given to the adversary is a magic wand (let’s say a radiation wand), that allows him to overwrite specific bits of the memory at any time.</text:span></text:p>
      <text:p text:style-name="P6">Imagine he moves his wand, and the bit at address X is set to 1, and another bit at address Y is set to 0. Or something else. We must point out the fact that these changes are not done through the CPU instructions, but from an outside source (magic wand / radiation / row hammer attacks / etc).</text:p>
      <text:p text:style-name="P6">The adversary has some restrictions however: He cannot overwrite something that is in the CPU (only in the memory), and he cannot read the memory before he can write to it. However, if he overwrites a place and me puts his own code there that outputs the rest of the memory, this way he can read it. But he needs to overwrite a place first.</text:p>
      <text:p text:style-name="P6"/>
      <text:p text:style-name="P6">The authors defeat such an adversary <text:span text:style-name="T146">by the following algorithm:</text:span></text:p>
      <text:p text:style-name="P7">They split the useful bytes of the application into blocks, and among them they interleave keyshare bytes <text:span text:style-name="T151">(which together constitute a key) </text:span>and MAC bytes ( more details in the paper). So the memory structure is now</text:p>
      <text:p text:style-name="P7"/>
      <text:p text:style-name="P7">&lt;useful bytes1&gt;&lt;keyshares1&gt;&lt;MAC bytes1&gt; &lt;useful bytes2&gt;&lt;keyshares2&gt;&lt;MAC bytes2&gt; <text:s/>… etc …</text:p>
      <text:p text:style-name="P7"/>
      <text:p text:style-name="P7">(the keyshares are actually 2 groups of keyshare bytes, to avoid Time-of-check-time-<text:soft-page-break/>of-use attacks in the attetation procedure – more details about that in the paper).</text:p>
      <text:p text:style-name="P7"/>
      <text:p text:style-name="P7">The CPU, every time it fetches a block, verifies the corresponding MAC bytes. <text:span text:style-name="T151">If they are wrong aborts the execution. Also, periodically, the remote attestator queries the system with a challenge. The system needs to gather all the keyshares for the memory to reply correctly. The attacker will either invalidate a specific MAC, or the key that is spread in the memory in the keyshares. The proof of correctness is in the paper, and we won’t go into any more details – you should probably read that because the rest won’t make much sense.</text:span></text:p>
      <text:p text:style-name="P7"/>
      <text:p text:style-name="P7">Here we talk about our implementation, which tries to emulate the performance of such a system.</text:p>
      <text:p text:style-name="P2"/>
      <text:p text:style-name="P4">We simplify a process’ memory to have only 4 parts: text (code), data (globals), heap, stack.</text:p>
      <text:p text:style-name="P4">We interleave keyshares + MAC bytes among the useful bytes in these 4 parts, and we use special functions (secure getters/setters) to access them. </text:p>
      <text:p text:style-name="P4">For the code, we split the assemby into blocks, add NOP instructions (which will be <text:span text:style-name="T146">then </text:span>replaced by keyshare+MAC bytes), add a jmp above the NOPs to reach the next block (we don’t want to execute the bytes that are keyshares/MACs), and, depending on the configuration, we add (in various parts inside the block) <text:s/><text:span text:style-name="T144">code that does MAC verification (more on that later).</text:span></text:p>
      <text:p text:style-name="P8">For the globals, we organize them into a C struct. Among the actual variables, we add keyshares+MAC bytes into that struct too. We use special functions (getters/setters) to interact with the variables.</text:p>
      <text:p text:style-name="P8">For the stack, we allocate an array in the normal, unsecured heap. We interleave keyashares + MACs, use getters/setters, and we implement our own calling convention. Instead of calling a function, we push its arguments into our “secure” stack, we push the return address, base pointer and local variables. Then we goto the start of the function. When we return, we goto the return address (and pop the stack frame).</text:p>
      <text:p text:style-name="P9">For the heap, we allocate another array in the heap. Same story, keyshares+ MACs, getters/setters. We implement (using the secure globals and the secure stack) our own version of malloc/free, which keep two doubly linked lists, one for the allocated chunks and one for the free. Basically we copy the idea <text:span text:style-name="T152">of dlmalloc ( </text:span><text:a xlink:type="simple" xlink:href="http://g.oswego.edu/dl/html/malloc.html" text:style-name="Internet_20_link" text:visited-style-name="Visited_20_Internet_20_Link"><text:span text:style-name="T152">http://g.oswego.edu/dl/html/malloc.html</text:span></text:a><text:span text:style-name="T152"> ) , and use it in our secure heap, without optimizations.</text:span></text:p>
      <text:p text:style-name="P2"/>
      <text:p text:style-name="P10">Great. We have described what the code generally does.</text:p>
      <text:p text:style-name="P10"/>
      <text:p text:style-name="P133">Now <text:span text:style-name="T156">we will</text:span> move on to talk about how each part is secured. We won’t delve into our code just now, we will first describe the ideas of implementing. </text:p>
      <text:p text:style-name="P133"/>
      <text:p text:style-name="P149"><text:span text:style-name="T148">B</text:span><text:span text:style-name="T149">efore we </text:span><text:span text:style-name="T150">move on however</text:span><text:span text:style-name="T149">, it would be a good idea if you tried to run our code.</text:span><text:span text:style-name="T147"> Make sure you have the dependencies installed : A java compiler, gcc, libssl-dev </text:span><text:soft-page-break/><text:span text:style-name="T147">python3-pycparser binutils. </text:span></text:p>
      <text:p text:style-name="P134"><text:span text:style-name="T49">Now go to </text:span><text:span text:style-name="T84">code/</text:span><text:span text:style-name="T49"> and run </text:span><text:span text:style-name="T84">./automate.sh </text:span><text:span text:style-name="T49">. It tells you it needs some parameters, and gives an example on how to execute it. Do it, and after a minute or so (for the subsequent runs it takes significantly less), it will produce an executable. You can run it (</text:span><text:span text:style-name="T84">./main_program_ksec </text:span><text:span text:style-name="T49">) and observe the output. Apart from the executable, you will see it has created a </text:span><text:span text:style-name="T83">lot</text:span><text:span text:style-name="T49"> of other files – thy are mainly the copied templates because we can’t touch them, but we can alter their copies.</text:span></text:p>
      <text:p text:style-name="P133"/>
      <text:p text:style-name="P133"/>
      <text:p text:style-name="P133"/>
      <text:p text:style-name="P133"/>
      <text:p text:style-name="P151">How <text:span text:style-name="T122">the code is secured</text:span></text:p>
      <text:p text:style-name="P151"/>
      <text:p text:style-name="P136">Now we are goin<text:span text:style-name="T129">g</text:span> to talk about how the code is changed, in more detail.</text:p>
      <text:p text:style-name="P137">Let's assume that we have a given program that already initializes the secure heap and stack, and uses our secure convention of calling the functions, and the secure getters and setters in C language. That program must be compiled in a way that its code will be secure, too. <text:span text:style-name="T155">We have not talked about the securing of such structures, but for now assume that that’s how it is.</text:span></text:p>
      <text:p text:style-name="P137"/>
      <text:p text:style-name="P137">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137"/>
      <text:p text:style-name="P138">In the end, we have a .c file (main_program.c in <text:span text:style-name="T1">code/</text:span> directory) wh<text:span text:style-name="T155">i</text:span>ch includes other .c files and .h files, and is linked with fully optimized object files. That compilation unit has all the secure code, and is being assembled into main_program.s .</text:p>
      <text:p text:style-name="P138">So now we have all the secure code inside an assembly file, and it's time to insert the verification code, the keys and the macs. That is the job of <text:span text:style-name="T1">src/ Secure_Assembly_</text:span><text:span text:style-name="T10">v2</text:span><text:span text:style-name="T1">.java </text:span>(outside of <text:span text:style-name="T1">code/</text:span> directory) – <text:span text:style-name="T156">you don’t have to open it yet</text:span>, which <text:span text:style-name="T156">implements the following idea:</text:span></text:p>
      <text:p text:style-name="P138"/>
      <text:p text:style-name="P138"/>
      <text:p text:style-name="P143">Consider some assembly code:</text:p>
      <text:p text:style-name="P143"/>
      <text:p text:style-name="P152"><text:tab/>...</text:p>
      <text:p text:style-name="P152"><text:tab/>movq<text:tab/>-24(%rbp), %rax</text:p>
      <text:p text:style-name="P152"><text:tab/>cmpq<text:tab/>-40(%rbp), %rax</text:p>
      <text:p text:style-name="P152"><text:tab/>jl<text:tab/>.L678</text:p>
      <text:p text:style-name="P152">.L665:</text:p>
      <text:p text:style-name="P152"><text:tab/>movq<text:tab/>-32(%rbp), %rax</text:p>
      <text:p text:style-name="P152"><text:tab/>movq<text:tab/>%rax, -56(%rbp)</text:p>
      <text:p text:style-name="P152"><text:tab/>movq<text:tab/>-56(%rbp), %rax</text:p>
      <text:p text:style-name="P152"><text:soft-page-break/><text:tab/>addq<text:tab/>$88, %rsp</text:p>
      <text:p text:style-name="P152"><text:tab/>...</text:p>
      <text:p text:style-name="P138"/>
      <text:p text:style-name="P143">That code, as the scheme dictates, must have keyshares+MAC bytes interleaved among the actual bytes of the code. If we simply add the bytes, the execution environment will simply try to run these “random” bytes and will crash. That will not happen however, if we insert jumps above the extra bytes. <text:span text:style-name="T157">Note: At first, we insert one-byte NOP commands for the keyshares+MACs, they will be replaced later however by th actual bytes.</text:span></text:p>
      <text:p text:style-name="P143">There is also another problem. X86 instructions are variable size (typically 1-15 bytes long), <text:span text:style-name="T157">but our scheme requires fixed size blocks, We solve this by padding extra NOPs after the jmp.</text:span></text:p>
      <text:p text:style-name="P144">So, the code would be like that:</text:p>
      <text:p text:style-name="P139"/>
      <text:p text:style-name="P153"><text:tab/>…</text:p>
      <text:p text:style-name="P157"><text:tab/><text:span text:style-name="T157">&lt;previous_NOPs&gt;</text:span></text:p>
      <text:p text:style-name="P157"/>
      <text:p text:style-name="P157">.<text:span text:style-name="T157">BLCK_1500:</text:span></text:p>
      <text:p text:style-name="P153"><text:tab/>movq<text:tab/>-24(%rbp), %rax</text:p>
      <text:p text:style-name="P153"><text:tab/>cmpq<text:tab/>-40(%rbp), %rax</text:p>
      <text:p text:style-name="P153"><text:tab/>jl<text:tab/>.L678</text:p>
      <text:p text:style-name="P153">.L665:</text:p>
      <text:p text:style-name="P153"><text:tab/>movq<text:tab/>-32(%rbp), %rax</text:p>
      <text:p text:style-name="P153"><text:tab/><text:span text:style-name="T11">jmp .BLCK_1501</text:span></text:p>
      <text:p text:style-name="P157"/>
      <text:p text:style-name="P157"><text:tab/><text:span text:style-name="T157">&lt;NOPs for padding&gt;</text:span></text:p>
      <text:p text:style-name="P157"><text:tab/><text:span text:style-name="T157">&lt;NOPs for keyshares&gt;</text:span></text:p>
      <text:p text:style-name="P157"><text:tab/><text:span text:style-name="T157">&lt;NOPs for MACs&gt;</text:span></text:p>
      <text:p text:style-name="P157"/>
      <text:p text:style-name="P157">.<text:span text:style-name="T157">BLCK_1501:</text:span></text:p>
      <text:p text:style-name="P153"><text:tab/>movq<text:tab/>%rax, -56(%rbp)</text:p>
      <text:p text:style-name="P153"><text:tab/>movq<text:tab/>-56(%rbp), %rax</text:p>
      <text:p text:style-name="P153"><text:tab/>addq<text:tab/>$88, %rsp</text:p>
      <text:p text:style-name="P153"><text:tab/><text:span text:style-name="T11">jmp .BLCK_1502:</text:span></text:p>
      <text:p text:style-name="P157"/>
      <text:p text:style-name="P157"><text:tab/><text:span text:style-name="T157">&lt;NOPs&gt;</text:span></text:p>
      <text:p text:style-name="P153"><text:tab/>...</text:p>
      <text:p text:style-name="P139"/>
      <text:p text:style-name="P139"/>
      <text:p text:style-name="P144">There is one minor problem. Some commands (the jump command family) are not fixed size – their size depends on the offset. We can enforce a 32-bit offset by adding a .d32 at the end of the opcode: jl .L678 → jl.d32 .L678</text:p>
      <text:p text:style-name="P144">We also add, after each jump that goes to the next block, some code canary bytes, and some metadata that help us when verifying the MAC. Specifically, <text:span text:style-name="T158">we add:</text:span></text:p>
      <text:p text:style-name="P145">a) 3 canary bytes with value 0x42, to tell us “the jmp before me is a jmp above keyshares+MACs”</text:p>
      <text:p text:style-name="P145">b) 2 bytes <text:span text:style-name="T124">that denote the size of the code bytes, </text:span>from the .BLCK_x label to (including) the jmp .BLCK_(x+1).</text:p>
      <text:p text:style-name="P145">c) 2 bytes that denote the number of padded NOPs.</text:p>
      <text:p text:style-name="P145"/>
      <text:p text:style-name="P145"><text:soft-page-break/>So the code becomes:</text:p>
      <text:p text:style-name="P145"/>
      <text:p text:style-name="P154"><text:tab/>…</text:p>
      <text:p text:style-name="P154"><text:tab/><text:span text:style-name="T157">&lt;previous_NOPs&gt;</text:span></text:p>
      <text:p text:style-name="P154"/>
      <text:p text:style-name="P154">.<text:span text:style-name="T157">BLCK_1500:</text:span></text:p>
      <text:p text:style-name="P154"><text:tab/>movq<text:tab/>-24(%rbp), %rax</text:p>
      <text:p text:style-name="P154"><text:tab/>cmpq<text:tab/>-40(%rbp), %rax</text:p>
      <text:p text:style-name="P154"><text:tab/><text:span text:style-name="T1">jl.</text:span><text:span text:style-name="T12">d32</text:span><text:span text:style-name="T1"><text:tab/>.L678</text:span></text:p>
      <text:p text:style-name="P154">.L665:</text:p>
      <text:p text:style-name="P154"><text:tab/>movq<text:tab/>-32(%rbp), %rax</text:p>
      <text:p text:style-name="P154"><text:tab/><text:span text:style-name="T11">jmp.d32 .BLCK_1501</text:span></text:p>
      <text:p text:style-name="P158"><text:tab/><text:span text:style-name="T158">&lt;canary bytes&gt;</text:span></text:p>
      <text:p text:style-name="P158"><text:tab/><text:span text:style-name="T158">&lt;metadata bytes&gt;</text:span></text:p>
      <text:p text:style-name="P154"><text:tab/><text:span text:style-name="T157">&lt;NOPs for padding&gt;</text:span></text:p>
      <text:p text:style-name="P154"><text:tab/><text:span text:style-name="T157">&lt;NOPs for keyshares&gt;</text:span></text:p>
      <text:p text:style-name="P154"><text:tab/><text:span text:style-name="T157">&lt;NOPs for MACs&gt;</text:span></text:p>
      <text:p text:style-name="P154"/>
      <text:p text:style-name="P154">.<text:span text:style-name="T157">BLCK_1501:</text:span></text:p>
      <text:p text:style-name="P154"><text:tab/>movq<text:tab/>%rax, -56(%rbp)</text:p>
      <text:p text:style-name="P154"><text:tab/>movq<text:tab/>-56(%rbp), %rax</text:p>
      <text:p text:style-name="P154"><text:tab/>addq<text:tab/>$88, %rsp</text:p>
      <text:p text:style-name="P154"><text:tab/><text:span text:style-name="T11">jmp.d32 .BLCK_1502:</text:span></text:p>
      <text:p text:style-name="P154"><text:tab/><text:span text:style-name="T12">&lt;canary bytes&gt;</text:span></text:p>
      <text:p text:style-name="P158"><text:tab/><text:span text:style-name="T158">&lt;metadata bytes&gt;</text:span></text:p>
      <text:p text:style-name="P154"><text:tab/><text:span text:style-name="T157">&lt;NOPs&gt;</text:span></text:p>
      <text:p text:style-name="P154"><text:tab/>...</text:p>
      <text:p text:style-name="P139"/>
      <text:p text:style-name="P145">There is one major problem that remains however. <text:span text:style-name="T159">While the hardware is supposed to know where each block resides and run the MAC verification every time it is accessed, we only have our emulation code that is executed – no extra MAC verifications. So, we must also add verification code whenever we believe that the code block is accessed.</text:span></text:p>
      <text:p text:style-name="P146">Our verification code should do the following:</text:p>
      <text:p text:style-name="P146">a) Save the current execution state (registers)</text:p>
      <text:p text:style-name="P146">b) Check if we need MAC verification (we may not need if the block is in the code cache inside the CPU, we only need if it is not and it is added to the cache)</text:p>
      <text:p text:style-name="P146">c) If yes, verify the MAC. If not, do nothing</text:p>
      <text:p text:style-name="P146">d) Restore the current state</text:p>
      <text:p text:style-name="P146"/>
      <text:p text:style-name="P147">We have a function that does the checks and verification, do_verify_code_on_the_fly(). It emulates what the secure hardware would do. Its call consists of 3 assembly commands:</text:p>
      <text:p text:style-name="P147"/>
      <text:p text:style-name="P156"><text:tab/>pushfq</text:p>
      <text:p text:style-name="P156"><text:tab/>call do_verify_code_on_the_fly</text:p>
      <text:p text:style-name="P156"><text:tab/>popfq</text:p>
      <text:p text:style-name="P147"/>
      <text:p text:style-name="P147">(the push/pop f commands are there because the first command of the function is a sub, which clobbers the flags register)</text:p>
      <text:p text:style-name="P147">That code can be put practically anywhere, since it does not necessarily verify the <text:soft-page-break/>MAC, but checks if it needs to be done. So, we put it after every suspicious point that may trigger a MAC verification:</text:p>
      <text:p text:style-name="P147">a) After function starts</text:p>
      <text:p text:style-name="P147">b) After call commands (except for the functions that emulate functionality done in hardware)</text:p>
      <text:p text:style-name="P147">c) After labels</text:p>
      <text:p text:style-name="P147">d) At block starts</text:p>
      <text:p text:style-name="P147">e) We also place the code BEFORE a jump to register, and we check if that jump will land us in another block, and if yes, we verify it too.</text:p>
      <text:p text:style-name="P147"/>
      <text:p text:style-name="P147">That’s how the code becomes:</text:p>
      <text:p text:style-name="P147"/>
      <text:p text:style-name="P155"><text:tab/>…</text:p>
      <text:p text:style-name="P155"><text:tab/><text:span text:style-name="T157">&lt;previous_NOPs&gt;</text:span></text:p>
      <text:p text:style-name="P155"/>
      <text:p text:style-name="P155">.<text:span text:style-name="T157">BLCK_1500:</text:span></text:p>
      <text:p text:style-name="P160"><text:tab/>pushfq <text:span text:style-name="T13">#start of block</text:span></text:p>
      <text:p text:style-name="P160"><text:tab/>call do_verify_code_on_the_fly</text:p>
      <text:p text:style-name="P160"><text:tab/>popfq</text:p>
      <text:p text:style-name="P155"><text:tab/>movq<text:tab/>-24(%rbp), %rax</text:p>
      <text:p text:style-name="P155"><text:tab/>cmpq<text:tab/>-40(%rbp), %rax</text:p>
      <text:p text:style-name="P155"><text:tab/>jl.<text:span text:style-name="T158">d32</text:span><text:tab/>.L678</text:p>
      <text:p text:style-name="P155">.L665:</text:p>
      <text:p text:style-name="P159"><text:tab/><text:span text:style-name="T160">pushfq </text:span><text:span text:style-name="T15">#after label</text:span></text:p>
      <text:p text:style-name="P160"><text:tab/>call do_verify_code_on_the_fly</text:p>
      <text:p text:style-name="P160"><text:tab/>popfq</text:p>
      <text:p text:style-name="P155"><text:tab/>movq<text:tab/>-32(%rbp), %rax</text:p>
      <text:p text:style-name="P155"><text:tab/><text:span text:style-name="T157">jmp.d32 .BLCK_1501</text:span></text:p>
      <text:p text:style-name="P155"><text:tab/><text:span text:style-name="T158">&lt;canary bytes&gt;</text:span></text:p>
      <text:p text:style-name="P155"><text:tab/><text:span text:style-name="T158">&lt;metadata bytes&gt;</text:span></text:p>
      <text:p text:style-name="P155"><text:tab/><text:span text:style-name="T157">&lt;NOPs for padding&gt;</text:span></text:p>
      <text:p text:style-name="P155"><text:tab/><text:span text:style-name="T157">&lt;NOPs for keyshares&gt;</text:span></text:p>
      <text:p text:style-name="P155"><text:tab/><text:span text:style-name="T157">&lt;NOPs for MACs&gt;</text:span></text:p>
      <text:p text:style-name="P155"/>
      <text:p text:style-name="P155">.<text:span text:style-name="T157">BLCK_1501:</text:span></text:p>
      <text:p text:style-name="P159"><text:tab/><text:span text:style-name="T160">pushfq </text:span><text:span text:style-name="T15">#start of block</text:span></text:p>
      <text:p text:style-name="P160"><text:tab/>call do_verify_code_on_the_fly</text:p>
      <text:p text:style-name="P160"><text:tab/>popfq</text:p>
      <text:p text:style-name="P155"><text:tab/>movq<text:tab/>%rax, -56(%rbp)</text:p>
      <text:p text:style-name="P155"><text:tab/>movq<text:tab/>-56(%rbp), %rax</text:p>
      <text:p text:style-name="P155"><text:tab/>addq<text:tab/>$88, %rsp</text:p>
      <text:p text:style-name="P155"><text:tab/><text:span text:style-name="T157">jmp.d32 .BLCK_1502:</text:span></text:p>
      <text:p text:style-name="P155"><text:tab/><text:span text:style-name="T158">&lt;canary bytes&gt;</text:span></text:p>
      <text:p text:style-name="P155"><text:tab/><text:span text:style-name="T158">&lt;metadata bytes&gt;</text:span></text:p>
      <text:p text:style-name="P155"><text:tab/><text:span text:style-name="T157">&lt;NOPs&gt;</text:span></text:p>
      <text:p text:style-name="P155"><text:tab/>...</text:p>
      <text:p text:style-name="P139"/>
      <text:p text:style-name="P147">All this added code incurs a heavy performance penalty. For everything except the verification, that’s more or less the best we can do, because we emulate the system in software. <text:span text:style-name="T161">Of course, specialized hardware wouldn’t even have the jumps, it would know where each block ended and it would jump over the keyshares and MACs automatically. </text:span></text:p>
      <text:p text:style-name="P148"><text:soft-page-break/>For the verification code however, there is something we can do: We can only count the NUMBER of the MAC verifications. After the execution, we can calculate the time it takes for one MAC verification, and this way find how much time all the MACs took. We can then add the time it takes for the code WITHOUT including the MAC verification code, and extract the final time this way.</text:p>
      <text:p text:style-name="P141"/>
      <text:p text:style-name="P141">-----<text:span text:style-name="T162">old stuff below ----</text:span></text:p>
      <text:p text:style-name="P141"/>
      <text:p text:style-name="P141"/>
      <text:p text:style-name="P140">So now we have an assembly file (main_program_sec.s) which has blocks of useful code, on-the-fly verification, jmps and padded nops. The next step is to replace the <text:span text:style-name="T161">NOPs for keyshares+MACs</text:span> with the proper bytes.</text:p>
      <text:p text:style-name="P140">We assemble that assembly file into main_program_sec (an executable), and we iterate on it to replace the bytes.</text:p>
      <text:p text:style-name="P140">That is the job of <text:span text:style-name="T1">src/Secure_Machine_Code.java</text:span> , which runs through the main_program_sec, <text:span text:style-name="T125">finds the jmps which have X nops after them, and replaces</text:span></text:p>
      <text:p text:style-name="P135">a)The size of the code if using variable size blocks</text:p>
      <text:p text:style-name="P135">b)The canaries with their values</text:p>
      <text:p text:style-name="P135">c)The byte after the canaries to hold the size of the code (verification+useful+jmp)</text:p>
      <text:p text:style-name="P135">d)The keys</text:p>
      <text:p text:style-name="P135">e)The macs (it calls an external C program for the calculation).</text:p>
      <text:p text:style-name="P135"/>
      <text:p text:style-name="P135">It also generates the keys for the secure stack and heap, and writes them to a file so that they can be initialized by the program when it runs. After that procedure the program (main_program_ksec) is ready to run.</text:p>
      <text:p text:style-name="P135"/>
      <text:p text:style-name="P135"/>
      <text:p text:style-name="P135"/>
      <text:p text:style-name="P135"/>
      <text:p text:style-name="P135"/>
      <text:p text:style-name="P135"/>
      <text:p text:style-name="P135"/>
      <text:p text:style-name="P10"/>
      <text:p text:style-name="P10"/>
      <text:p text:style-name="P10">Here’s a simple overview of the directory structure:</text:p>
      <text:p text:style-name="P2"/>
      <text:p text:style-name="P111">Directory structure: </text:p>
      <text:p text:style-name="P2"><text:span text:style-name="T1">1) src/: </text:span><text:span text:style-name="T13">Inside there are the java source files than manipulate the assembly and the final executable</text:span></text:p>
      <text:p text:style-name="P12">2) <text:span text:style-name="T90">code</text:span>/<text:span text:style-name="T13">: In there are the other files that emulate the secure machine. </text:span><text:span text:style-name="T14">There’s a lot of stuff there. In the </text:span><text:span text:style-name="T153">template_files/</text:span><text:span text:style-name="T14"> we have the templates of the code that are copied and changed accordingly (as the configuration of the compilation demands). In </text:span><text:span text:style-name="T153">pycparser_scripts/</text:span><text:span text:style-name="T14"> we have some cool python code that transforms C code → C code that uses the secure structures (does not support the full C spec but it’s still cool). In </text:span><text:span text:style-name="T153">scripts_for_code_generation/</text:span><text:span text:style-name="T14"> we have some other scripts that help for the </text:span><text:soft-page-break/><text:span text:style-name="T14">emulation of the secure system. Th other directories are not THAT important.</text:span></text:p>
      <text:p text:style-name="P12">3)<text:span text:style-name="T13"> </text:span><text:span text:style-name="T16">bin/</text:span><text:span text:style-name="T49">: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50">hassle, a script does it automatically, if the java compiler (javac) is installed.</text:span></text:p>
      <text:p text:style-name="P28"/>
      <text:p text:style-name="P124"/>
      <text:p text:style-name="P128">Description of the most significant files:</text:p>
      <text:p text:style-name="P14"><text:span text:style-name="T49">First, we have a .c file that contains ALL of the code (except the functions of the standard C library that it #includes ). </text:span><text:span text:style-name="T52">That code is spread among different C files which are included by that main file. </text:span><text:span text:style-name="T51">That code includes the </text:span><text:span text:style-name="T52">main_program_function</text:span><text:span text:style-name="T51">() function </text:span><text:span text:style-name="T52">(that's practically the main, except some </text:span><text:span text:style-name="T53">crypto</text:span><text:span text:style-name="T52"> initializations, </text:span><text:span text:style-name="T54">so the actual main() has to be somewhere else</text:span><text:span text:style-name="T52">)</text:span><text:span text:style-name="T51">, test functions, the secure heap implementation, the secure stack implementation and the verification procedure.</text:span></text:p>
      <text:p text:style-name="P15"><text:span text:style-name="T49">That program is compiled in its final “secure” form after some changes are done to it. <text:s/>So we actually work with the template of that program, </text:span><text:span text:style-name="T55">to which we make changes and then compile.</text:span></text:p>
      <text:p text:style-name="P127"/>
      <text:p text:style-name="P126">Let’s now talk about the significant files.</text:p>
      <text:p text:style-name="P125"/>
      <text:p text:style-name="P16"><text:span text:style-name="T49">Let's open </text:span><text:span text:style-name="T18">code/</text:span><text:span text:style-name="T16">template_files/ </text:span><text:span text:style-name="T49"><text:s/>directory and take a look at </text:span><text:span text:style-name="T16">main_program_template.c. </text:span><text:span text:style-name="T69">It references</text:span><text:span text:style-name="T56"> the secure globals declaration </text:span><text:span text:style-name="T69">in headers_needed_template.h</text:span><text:span text:style-name="T56">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17">functions_needed_header_template.c </text:span><text:span text:style-name="T56">and </text:span><text:span text:style-name="T17">functions_needed_footer_template.c </text:span><text:span text:style-name="T56">. </text:span></text:p>
      <text:p text:style-name="P29">That is not necessary.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22">c) The template files are copied (often with some changes) to the non-template equivalents, and the compilation is done in the latter. The code that a programmer will write should be in the templates though.</text:span></text:p>
      <text:p text:style-name="P29"/>
      <text:p text:style-name="P22"><text:span text:style-name="T49">Now let's delve deeper into the </text:span><text:span text:style-name="T57">securing </text:span><text:span text:style-name="T49">procedure, </text:span><text:span text:style-name="T57">explaining it step by step. The core of th</text:span><text:span text:style-name="T58">at procedure is a bash script, </text:span><text:span text:style-name="T19">code/automate.sh</text:span><text:span text:style-name="T58"> . What it does in summary: Takes the user parameters, changes the templates using python, compiles the program into assembly, pads NOPS among the assembly commands (more on that later), assembles into executable, and changes the NOPS with keys and macs inside the executable. </text:span></text:p>
      <text:p text:style-name="P22"><text:span text:style-name="T58"/></text:p>
      <text:p text:style-name="P130"><text:soft-page-break/><text:span text:style-name="T49">Let's open it and see it. In the start we can see the parameter fetching </text:span><text:span text:style-name="T82">(and setting)</text:span><text:span text:style-name="T49">, some error checking and compilation of the java files if they are out of date. Then we see a line which </text:span><text:span text:style-name="T70">has the string</text:span><text:span text:style-name="T49"> “python3 </text:span><text:span text:style-name="T16">set_correct_defines.py</text:span><text:span text:style-name="T49">”. Let's go ahead and open that python file, inside </text:span><text:span text:style-name="T48">scripts_for_code_generation/</text:span><text:span text:style-name="T49"> directory. <text:s/>It consists of two parts. The first one sets the proper parameters in the file “headers_needed.h”, and the second one is obsolete (is used for the former stack implementation, so we don't have to pay special attention to it). The file </text:span><text:span text:style-name="T16">template_files/headers_needed_template.h </text:span><text:span text:style-name="T49">is a header file included by almost every file in the project. It has many compile time parameters (like the size of the heap and the stack, the number of the keys etc),</text:span><text:span text:style-name="T71"> some typedefs and the names/types of the global variables</text:span><text:span text:style-name="T49">. As we can see, the python script alters some of these parameters, as the user requests. It writes to the file “headers_needed.h” inside the </text:span><text:span text:style-name="T16">code/</text:span><text:span text:style-name="T49"> directory. </text:span><text:span text:style-name="T61">After that, every unit includes the non-template file “headers_needed.h” </text:span><text:span text:style-name="T71">which has</text:span><text:span text:style-name="T61"> the proper parameters.</text:span></text:p>
      <text:p text:style-name="P30"/>
      <text:p text:style-name="P30"><text:s/>---<text:span text:style-name="T154">OLD STUFF BELOW ---</text:span></text:p>
      <text:p text:style-name="P18"><text:span text:style-name="T49">Let's move on inside the bash script now. </text:span><text:span text:style-name="T72">We see that some template files are copied into their non-template counterparts. These ones contain the heap manager functions, and the tests that we run. The content of the two files is then put into the third one (using “sed” command). The last file, containing all the tests, is the </text:span><text:span text:style-name="T42">tests_with_new_stack.c</text:span><text:span text:style-name="T72">. </text:span><text:span text:style-name="T73">That file, however, has not taken its final form yet. In order to see what has been put to be tested, open </text:span><text:span text:style-name="T43">template_files/more_tests_that_use_new_stack_template.c</text:span><text:span text:style-name="T73"> . You can see that there is C code, but there are some parts that ask python to call a function. That code part is </text:span><text:span text:style-name="T74">later </text:span><text:span text:style-name="T73">replaced by python to contain valid C code.</text:span><text:span text:style-name="T72"> </text:span></text:p>
      <text:p text:style-name="P32"/>
      <text:p text:style-name="P57">Let’s continue in automate.sh:</text:p>
      <text:p text:style-name="P17"><text:span text:style-name="T49">We see that the file </text:span><text:span text:style-name="T16">insert_new_stack_commands.py</text:span><text:span text:style-name="T49"> is called (or its sister file, the </text:span><text:span text:style-name="T16">insert_new_stack_commands_groups_of_vars_as_arrays.py</text:span><text:span text:style-name="T49"> ). </text:span><text:span text:style-name="T59">These are files that <text:s/>pad the C code that manipulates the secure stack. For example the file </text:span><text:span text:style-name="T44">tests_with_new_stack.c </text:span><text:span text:style-name="T75">( which is copied from is corresponding template </text:span><text:span text:style-name="T59"><text:s/></text:span><text:span text:style-name="T20">template_files/tests_with_new_stack_template.c </text:span><text:span text:style-name="T44">)</text:span><text:span text:style-name="T20"> </text:span><text:span text:style-name="T59">makes a call “ //HEY PYTHON CALLING FUNCTION : sieve_of_Eratosthenes_sec | PARAMETERS TO CALL WITH: 20000000 ” </text:span><text:span text:style-name="T75">(the same way as seen in the previous .c file)</text:span><text:span text:style-name="T59">. That call is parsed by python and replaced with the proper code that calls that secure function. </text:span><text:span text:style-name="T60">The code that is replaced can be seen in the non-template file inside </text:span><text:span text:style-name="T21">code/</text:span><text:span text:style-name="T60"> directory. </text:span><text:span text:style-name="T61">If we open “</text:span><text:span text:style-name="T62">tests_with_new_stack.c” we see that much code has been padded by the python script. Now, th</text:span><text:span text:style-name="T63">is file is in its “secure” form and it is ready to be included by the main program.</text:span></text:p>
      <text:p text:style-name="P35"/>
      <text:p text:style-name="P23"><text:span text:style-name="T63">M</text:span><text:span text:style-name="T49">oving on inside automate.sh, we see that some template files are copied inside </text:span><text:span text:style-name="T16">code/</text:span><text:span text:style-name="T49"> directory. These files do not have any code that needs to be altered, and are simply <text:s/>copied from their template form to their usable form.</text:span></text:p>
      <text:p text:style-name="P58"/>
      <text:p text:style-name="P24"><text:span text:style-name="T49">The next step is to create the structure of the globals struct in </text:span><text:span text:style-name="T16">headers_needed.h</text:span><text:span text:style-name="T49"> . </text:span><text:soft-page-break/><text:span text:style-name="T77">The python script that it is used</text:span><text:span text:style-name="T76">, ( </text:span><text:span text:style-name="T45">insert_keys_and_macs_among_globals.py</text:span><text:span text:style-name="T76"> ), but at this time it only </text:span><text:span text:style-name="T77">changes the structure of the globals, it does not touch the other files it references inside. <text:s/></text:span><text:span text:style-name="T78">That is achieved with the flag “DO_STUFF_FOR_HEADERS_NEEDED_ONLY”. </text:span></text:p>
      <text:p text:style-name="P59"/>
      <text:p text:style-name="P25"><text:span text:style-name="T49">Next, some compilation takes place. Some files (like the implementation of the MAC, the secure getters and setters from the memory, the crypto initialization functions, </text:span><text:span text:style-name="T64">stack allocation and deallocation</text:span><text:span text:style-name="T49"> etc), do not need to be secured. In fact, we assume that they are implemented in the hardware inside our secure CPU. So, their code should be a) Not secured, b) Optimized as much as possible to get close to their hardware implementation. </text:span><text:span text:style-name="T65">We create their object files, in order for them to be able to be linked along with the secure code.</text:span></text:p>
      <text:p text:style-name="P36"/>
      <text:p text:style-name="P26"><text:span text:style-name="T65">T</text:span><text:span text:style-name="T49">he next step is to initialize the global variables. </text:span><text:span text:style-name="T79">Inside</text:span><text:span text:style-name="T49"> the </text:span><text:span text:style-name="T16">template_files/</text:span><text:span text:style-name="T46">headers_needed</text:span><text:span text:style-name="T16">_template.</text:span><text:span text:style-name="T46">h</text:span><text:span text:style-name="T49"> we can see some global declaration. </text:span><text:span text:style-name="T80">This declaration has been padded with keys and macs before (in the </text:span><text:span text:style-name="T47">headers_needed.h </text:span><text:span text:style-name="T80">file).</text:span><text:span text:style-name="T49"> </text:span><text:span text:style-name="T80">Inside the </text:span><text:span text:style-name="T16">template_files/</text:span><text:span text:style-name="T47">main_program</text:span><text:span text:style-name="T16">_template.</text:span><text:span text:style-name="T47">c </text:span><text:span text:style-name="T80">(at the start), we can see the placeholder for their initialization. </text:span><text:span text:style-name="T66">So, the python script </text:span><text:span text:style-name="T22">insert_keys_and_macs_among_globals.py </text:span><text:span text:style-name="T80">(remember: it’s the second time this script is called, but now with a directive to touch all the files). same </text:span><text:span text:style-name="T22"><text:s/></text:span><text:span text:style-name="T66">does what its name says. We can see its output if we open the </text:span><text:span text:style-name="T22">code/main_program.c</text:span><text:span text:style-name="T66"> and look at its start. Among the globals there are </text:span><text:span text:style-name="T81">the initialization values of the globals and their keys+macs.</text:span></text:p>
      <text:p text:style-name="P27"><text:span text:style-name="T81">N</text:span><text:span text:style-name="T49">ote: we recreate headers_needed.h for reasons of correctness.</text:span></text:p>
      <text:p text:style-name="P37"/>
      <text:p text:style-name="P19"><text:span text:style-name="T66">A</text:span><text:span text:style-name="T49">fter that we have some more cp’s ,secure getters and setters compilation, and the main compilation of the program. </text:span><text:span text:style-name="T67">To see what happens there, s</text:span><text:span text:style-name="T49">ee the </text:span><text:span text:style-name="T16">Makefile</text:span><text:span text:style-name="T49">. </text:span><text:span text:style-name="T67">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38"/>
      <text:p text:style-name="P20"><text:span text:style-name="T67">H</text:span><text:span text:style-name="T49">owever, after that stage we have an assembly file that some parts of it (which are to be benchmarked) use secure operations. It looks like this:</text:span></text:p>
      <text:p text:style-name="P37"/>
      <text:p text:style-name="P37"/>
      <text:p text:style-name="P37"/>
      <text:p text:style-name="P31"><draw:frame draw:style-name="fr1" draw:name="Εικόνα5" text:anchor-type="paragraph" svg:width="14.579cm" svg:height="11.853cm" draw:z-index="0"><draw:image xlink:href="Pictures/1000020100000227000001C0FF3E50F6F5FDF223.png" xlink:type="simple" xlink:show="embed" xlink:actuate="onLoad"/></draw:frame><text:soft-page-break/></text:p>
      <text:p text:style-name="P31"/>
      <text:p text:style-name="P31"/>
      <text:p text:style-name="P33"/>
      <text:p text:style-name="P33"/>
      <text:p text:style-name="P34">Now we approach the final stages of the automate.sh . The next step is to secure the assembly code. That is the job of the first java program. It <text:span text:style-name="T91">(</text:span><text:span text:style-name="T2">Secure_Assembly_</text:span><text:span text:style-name="T7">new</text:span><text:span text:style-name="T2">.java</text:span><text:span text:style-name="T91"> in </text:span><text:span text:style-name="T3">src/</text:span><text:span text:style-name="T93">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34"/>
      <text:p text:style-name="P34"><draw:frame draw:style-name="fr1" draw:name="Εικόνα2" text:anchor-type="paragraph" svg:width="12.991cm" svg:height="12.277cm" draw:z-index="1"><draw:image xlink:href="Pictures/10000000000001EB000001D063A80A2D857C3DF5.png"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
      <text:p text:style-name="P61"/>
      <text:p text:style-name="P61"/>
      <text:p text:style-name="P61"/>
      <text:p text:style-name="P61"/>
      <text:p text:style-name="P61"/>
      <text:p text:style-name="P61"/>
      <text:p text:style-name="P104">The above picture shows the idea, but the current implementation uses the following numbers:</text:p>
      <text:p text:style-name="P104">The bytes that will hold the normal instructions are a multiple of 16. If the commands do not fit exactly inside such a block, NOPs are padded <text:span text:style-name="T133">(after the jmps) </text:span>to make <text:span text:style-name="T133">them <text:s/>(useful bytes + padded NOPs)</text:span> a multiple of 16 (more on that later).</text:p>
      <text:p text:style-name="P104">The keyshares are 16+16=32 bytes.</text:p>
      <text:p text:style-name="P104">The MAC bytes are 16 bytes.</text:p>
      <text:p text:style-name="P104">So, in total, one will see many more NOPs <text:span text:style-name="T133">between the useful bytes.</text:span></text:p>
      <text:p text:style-name="P77"/>
      <text:p text:style-name="P64"><text:span text:style-name="T101">A</text:span>part from that, b)this program adds code for on t<text:span text:style-name="T93">h</text:span>e fly verification of the code <text:span text:style-name="T134">MACs </text:span>at the start of each block, <text:span text:style-name="T134">under the idea that the verification code is invoked as many times as a secure CPU would check the MACs <text:s/>of the code. </text:span></text:p>
      <text:p text:style-name="P63"/>
      <text:p text:style-name="P63"/>
      <text:p text:style-name="P63">In our execution of the automate.sh script, <text:span text:style-name="T92">we have, apart from 32 nops for keys and 16 nops for macs , some more nops for control, in which we store data that help us to identify what is what when we parse the bytes (e.g. canaries). So, the final assembly looks like (the nops are many): (Note: the first 3 lines [pushfq...popfq] are for on-the-fly code verification, they are not added by the compiler).</text:span></text:p>
      <text:p text:style-name="P61"/>
      <text:p text:style-name="P61"/>
      <text:p text:style-name="P61"><draw:frame draw:style-name="fr1" draw:name="Εικόνα1" text:anchor-type="paragraph" svg:width="14.346cm" svg:height="14.319cm" draw:z-index="3"><draw:image xlink:href="Pictures/100002010000021D0000021C2C9D4273699EB6D6.png" xlink:type="simple" xlink:show="embed" xlink:actuate="onLoad"/></draw:frame><text:soft-page-break/></text:p>
      <text:p text:style-name="P61"/>
      <text:p text:style-name="P105">Now comes the part of adding the padded NOPs. <text:span text:style-name="T138">Since x86 commands are of variable size, and our model dictates that the code blocks are fixed size, we need to pad the code blocks with enough bytes (we use NOPs), so that we reach a certain size. The NOPs are padded after the jmps (they are not executed). Our goal is to reach a code block of the following structure:</text:span></text:p>
      <text:p text:style-name="P105"/>
      <text:p text:style-name="P106">&lt;verification_code&gt; || &lt;useful_code_bytes&gt; || &lt;jmp_to_next_block&gt; || &lt;canaries_and_bytes_for_control&gt; || <text:span text:style-name="T139">&lt;padded_NOPs&gt; || &lt;keys&gt; || &lt;MAC&gt;</text:span></text:p>
      <text:p text:style-name="P106"/>
      <text:p text:style-name="P107">The sizes are the following:</text:p>
      <text:p text:style-name="P107">verification code: 7 bytes</text:p>
      <text:p text:style-name="P107">useful_code_bytes: variable size</text:p>
      <text:p text:style-name="P107">jmp_to_next_block: 5 bytes</text:p>
      <text:p text:style-name="P107">canaries_and_bytes_for_control: 3 bytes for canary bytes, and 2 bytes for control (they contain in a 2-byte int the size of the bytes from the verification code until the jmp)</text:p>
      <text:p text:style-name="P108">padded_NOPs: variable size, so that the entire block is a multiple of 16</text:p>
      <text:p text:style-name="P108">keys: 32 bytes (16 bytes = 128 bits for each key)</text:p>
      <text:p text:style-name="P117"><text:soft-page-break/>MAC: 16 bytes</text:p>
      <text:p text:style-name="P118"/>
      <text:p text:style-name="P119">The padding of the bytes is done in <text:span text:style-name="T140">three</text:span> rounds: </text:p>
      <text:p text:style-name="P120">First we assemble and disassemble the entire program (to find the size of the commands).</text:p>
      <text:p text:style-name="P121">Then, a python program (<text:span text:style-name="T1">assembly_parser_and_size_finder.py</text:span>) goes through the disassembled output (output of objdump) <text:span text:style-name="T140">and finds the sizes of the commands. It groups the NOPs that it finds together (only if they are more than 10 together). One can see the output of this program in the file </text:span><text:span text:style-name="T9">assembly_sizes.txt</text:span><text:span text:style-name="T140"> </text:span></text:p>
      <text:p text:style-name="P121"><text:span text:style-name="T140">Secondly, another program (</text:span><text:span text:style-name="T9">nop_padder_for_fixed_size_code_blocks.py</text:span><text:span text:style-name="T140">) parses both the disassembly output and the sizes of the commands, and decides how many NOPs to pad.</text:span></text:p>
      <text:p text:style-name="P122">The third and final round is the verification that everything has been done properly (that is done by the program <text:span text:style-name="T1">assembly_fixed_size_verifier.py</text:span> ).</text:p>
      <text:p text:style-name="P118"/>
      <text:p text:style-name="P123"/>
      <text:p text:style-name="P65">Now we have an assembly file with padded NOPs after every X <text:span text:style-name="T135">bytes </text:span>instructions (note: some instructions-calls and jmps- force creation of new blocks), and before these X <text:span text:style-name="T135">bytes of </text:span>instructions we have the verification code. The next part of the automate.sh script assembles that code and produces the executable <text:span text:style-name="T141">(the “make secure” part)</text:span>.</text:p>
      <text:p text:style-name="P65"/>
      <text:p text:style-name="P62">------ <text:span text:style-name="T137">OLD, WRONG STUFF BELOW -------</text:span></text:p>
      <text:p text:style-name="P65">The only thing that is left is to change the NOPs with the keys and macs that should be among the code lines <text:span text:style-name="T136">(the control bytes should be changed too)</text:span>. That is the job of <text:span text:style-name="T1">Secure_Machine_Code_</text:span><text:span text:style-name="T8">new</text:span><text:span text:style-name="T1">.java</text:span> in <text:span text:style-name="T1">src/</text:span> directory. After it is finished, we have the final, secure executable.</text:p>
      <text:p text:style-name="P61"/>
      <text:p text:style-name="P61"/>
      <text:p text:style-name="P116">How to run a simple compilation</text:p>
      <text:p text:style-name="P116"/>
      <text:p text:style-name="P81">Let's run a simple compilation together. First we have to define what will be run. Please open <text:span text:style-name="T1">template_files/main_program_template.c</text:span> . There, in the main_program_function(), you can se<text:span text:style-name="T114">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81">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81">After the functions, there is the code that calls them. An annotation starting with <text:soft-page-break/>“HEY PYTHON CALLING FUNCTION” means that at that point the <text:span text:style-name="T107">secure function will be called with the specified parameters.</text:span></text:p>
      <text:p text:style-name="P82">All the secure functions are inside the same C function, because in the secure stack there are no calls, just gotos and we have to know the <text:span text:style-name="T108">address to which we have to jump (so it must be within the same function).</text:span></text:p>
      <text:p text:style-name="P83">So, uncomment any function that you want to run. For example, uncomment the part that calculates the primes, and set the parameter to 1000 (i.e. calculate the primes up to 1000). </text:p>
      <text:p text:style-name="P84">So it's time to compile and then run the secure executable. <text:span text:style-name="T109">Compile it with “</text:span><text:span text:style-name="T23">./automate.sh 32 </text:span><text:span text:style-name="T24">30</text:span><text:span text:style-name="T23"> 3 </text:span><text:span text:style-name="T25">64</text:span><text:span text:style-name="T23"> 250000 </text:span><text:span text:style-name="T25">64</text:span><text:span text:style-name="T23"> 2</text:span><text:span text:style-name="T24">5</text:span><text:span text:style-name="T23">0000 </text:span><text:span text:style-name="T25">64</text:span><text:span text:style-name="T23"> 16 </text:span><text:span text:style-name="T24">73” and wait for the script to finish. If it is the first time you are running it, it might take some time to complete becau</text:span><text:span text:style-name="T25">s</text:span><text:span text:style-name="T24">e it is building a table with assembly command sizes. </text:span><text:span text:style-name="T25">First of all, what the parameters are about:</text:span></text:p>
      <text:p text:style-name="P85"><text:span text:style-name="T16">The 32 is the number of keyshares, in bytes. There are 2 keys </text:span><text:span text:style-name="T26">in the memory</text:span><text:span text:style-name="T16">, and each is 16 bytes (128 bits) long. </text:span><text:span text:style-name="T27">A user should not change this.</text:span></text:p>
      <text:p text:style-name="P86"><text:span text:style-name="T16">The 30 is the (maximum) number of assembly commands that each code block will have. </text:span><text:span text:style-name="T27">A code block may be split should we encounter a label or a function call, since when dropping </text:span><text:span text:style-name="T34">(jumping) </text:span><text:span text:style-name="T27">onto the label or returning from the function call, we have to verify a mac. So we put labels at the start of blocks, and calls at the end (and when jumping to that label or returning from the function call, the mac verification is executed </text:span><text:span text:style-name="T35">exactly afterwards</text:span><text:span text:style-name="T27">).</text:span></text:p>
      <text:p text:style-name="P39">The 3 is the number of canaries which follow the jmp above the keyshare, so as to make sure that that jmp is not some kind of another jmp <text:span text:style-name="T115">that belongs to the normal code</text:span>.</text:p>
      <text:p text:style-name="P39">The 64s are the number of the useful bytes that reside in each block of the secure heap,stack and data segment (in that order). So every block in the heap for example, will contain 64 useful bytes, 32 keyshare bytes and mac bytes (16 in the above example).</text:p>
      <text:p text:style-name="P39">The 250000s are the sizes of the secure heap and stack (in that order). They include the keys and macs. If they are not enough to host a whole number of blocks, they are being expanded a bit to do so.</text:p>
      <text:p text:style-name="P39">The 16 is the number of mac bytes (128 bits), and usually this should not change by the user (unless he knows what he's doing).</text:p>
      <text:p text:style-name="P87"><text:span text:style-name="T16">The 73 is the number of useful bytes that a code block will have. When there is a parameter after the </text:span><text:span text:style-name="T28">number of the mac bytes, this means that we want a fixed size block of code. So, now every block will have up to 73 bytes of code (for fixed size blocks the on-the-fly verification call is 7 bytes and the jmp 2, so the actual useful bytes are 64 – </text:span><text:span text:style-name="T36">here equal to the data blocks</text:span><text:span text:style-name="T28">). When we are forced to split a block </text:span><text:span text:style-name="T36">or the assembly commands don't add up exactly</text:span><text:span text:style-name="T28">, we pad NOPs after the jmp so that the distance between two blocks remains fixed.</text:span></text:p>
      <text:p text:style-name="P40">So a block in the code would be:</text:p>
      <text:p text:style-name="P88"><text:span text:style-name="T16">&lt;verification call&gt; &lt;useful bytes&gt; &lt;jmp&gt; </text:span><text:span text:style-name="T29">&lt;canaries&gt; </text:span><text:span text:style-name="T36">&lt;1 byte&gt;</text:span><text:span text:style-name="T29"> </text:span><text:span text:style-name="T16">&lt;padded NOPs&gt; &lt;keyshares&gt; &lt;macs&gt;</text:span></text:p>
      <text:p text:style-name="P41">Note: After the canaries we use 1 byte to denote the length of the actual code before the canaries. After that byte the padded NOPs follow.</text:p>
      <text:p text:style-name="P42"><text:soft-page-break/>The verification call, jmp, canarie<text:span text:style-name="T116">s and that 1 byte </text:span>will not be there, should specialized hardware is used. </text:p>
      <text:p text:style-name="P42">Due to implementation re<text:span text:style-name="T116">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89"><text:span text:style-name="T16">If we omit the 73 at the end, the code blocks will be of variable size, and the limit will be the 30 commands (except if we need to split blocks). Then, the verification call costs 14 bytes, as the size of the block has to be </text:span><text:span text:style-name="T30">known</text:span><text:span text:style-name="T16"> as well.</text:span></text:p>
      <text:p text:style-name="P42"/>
      <text:p text:style-name="P90"><text:span text:style-name="T16">Let's open </text:span><text:span text:style-name="T84">automate.sh </text:span><text:span text:style-name="T16">to see what else can be configured before the compilation. There are many more parameters that can be altered by editing the automate.sh script and recompiling.</text:span></text:p>
      <text:p text:style-name="P43"/>
      <text:p text:style-name="P44">The first parameters that we encounter are</text:p>
      <text:p text:style-name="P44">SECURE_GLOBAL_VARIABLES_WITH_SEPARATE_KEYS=1 <text:s/>#default 1</text:p>
      <text:p text:style-name="P44">DECLARE_GLOBAL_KEYS_AS_AN_ARRAY=0 <text:s/>#default 0</text:p>
      <text:p text:style-name="P44">INSERT_PARAMERERS_INTO_NEW_SECURE_STACK_AS_ARRAYS=1 #default 1</text:p>
      <text:p text:style-name="P44"/>
      <text:p text:style-name="P44">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44"/>
      <text:p text:style-name="P91"><text:span text:style-name="T16">The parameter ADD_CODE_ON_THE_FLY_VERIFICATION is about adding a verification call at every block access </text:span><text:span text:style-name="T31">(at the start of each code block and at read and write of data blocks)</text:span><text:span text:style-name="T16">. It should be 1.</text:span></text:p>
      <text:p text:style-name="P45"/>
      <text:p text:style-name="P92"><text:span text:style-name="T16">FORCE_NUM_OF_INSTRUCTIONS_OVER_NUM_OF_BYTES</text:span><text:span text:style-name="T32">: I</text:span><text:span text:style-name="T16">f it is 1, raises an error if the number of commands per code block is not satisfied with every code block (except when we split blocks). So, if we request 50 bytes per code block and 30 instructions, if there is a block in which 30 instruction</text:span><text:span text:style-name="T37">s</text:span><text:span text:style-name="T16"> don't fit (highly likely), an error is raised. Default is 0.</text:span></text:p>
      <text:p text:style-name="P41"/>
      <text:p text:style-name="P92"><text:span text:style-name="T16">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32">there.</text:span></text:p>
      <text:p text:style-name="P46"/>
      <text:p text:style-name="P93"><text:span text:style-name="T16">USE_INLINE_CODE_FOR_DELAYS: This option should only be activated when the user tries to benchmark </text:span><text:span text:style-name="T33">normal times. The normal functions are in </text:span><text:span text:style-name="T85">template_files/ </text:span><text:soft-page-break/><text:span text:style-name="T85">general_tests_template.c </text:span><text:span text:style-name="T33">and Hanoi is at </text:span><text:span text:style-name="T85">template_files/ stack_manager_test_suite_template.c </text:span><text:span text:style-name="T33">.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47"/>
      <text:p text:style-name="P48">CODE/DATA_CACHE_TYPE: In order to speed up performance, the user can set a <text:span text:style-name="T117">secure </text:span>cache size. In that cache, every recent block of code/data is put (when reading or writing to it), so <text:span text:style-name="T110">the mac will not have to be calculated if it is accessed again. These parameters set the cache type, 0 for fully assosiative, 1 for direct mapped, 2 for set assosiative cache. Default is 2.</text:span></text:p>
      <text:p text:style-name="P48"/>
      <text:p text:style-name="P49">NUM_OF_CACHED_BLOCKS_OF_CODE/DATA: The cache size, in blocks.</text:p>
      <text:p text:style-name="P49"/>
      <text:p text:style-name="P49">CODE/DATA_CACHE_SET_ASSOSIATIVE_SIZE: Should the cache is X-way set assosiative, these parameters determine the X. Default is 2.</text:p>
      <text:p text:style-name="P49"/>
      <text:p text:style-name="P49">IGNORE_MACS_EVEN_IF_THERE_ARE_MAC_BYTES: <text:span text:style-name="T111">This parameter tells the compilation procedure to put the macs in the memory, but do absolutely nothing about them (i.e does not add verification code if a block is accessed, and does not split code blocks). Default 0.</text:span></text:p>
      <text:p text:style-name="P49"/>
      <text:p text:style-name="P50">IGNORE_MACS_LAST_MOMENT_EVEN_IF_THERE_ARE_MAC_BYTES: This parameter puts the macs in memory, puts the on-the-fly verification code, but does nothing when it comes to the actual mac calculation. Default 0.</text:p>
      <text:p text:style-name="P50"/>
      <text:p text:style-name="P50">FORCE_CODE_BLOCK_SPLIT_ON_LABELS_AND_CALLS: This parameter should only be 1 when I<text:span text:style-name="T110">GNORE_MACS_EVEN_IF_THERE_ARE_MAC_BYTES </text:span>is 1 too. It splits the code blocks, should a label or a call command is encountered. Default 0.</text:p>
      <text:p text:style-name="P50"/>
      <text:p text:style-name="P50">TREAT_LOOP_COUNTERS_AS_UNSECURED_VARIABLES: This <text:span text:style-name="T112">parameter was made under the following idea: The loop counter variable in a loop usually 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50"/>
      <text:p text:style-name="P51">SQEEZE_KEYS_WHEN_MACING: This parameter implements an optimization in mac calculation. The keys are 32 bytes long (both), but we don't need all that randomness <text:span text:style-name="T118">for security </text:span>when calculating the mac.We can <text:span text:style-name="T118">XOR</text:span> every two bytes together and have 16 bytes for keys, when macing. In that way we have to calculate one less 16-byte block for the mac. The security does not drop under a dangerous threshold. Default 1.</text:p>
      <text:p text:style-name="P51"><text:soft-page-break/></text:p>
      <text:p text:style-name="P51">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51"/>
      <text:p text:style-name="P52">ADD_THE_PADDED_NOPS_IN_THE_MAC_IN_FIXED_SIZE: This parameter takes into account the padded NOPs for every block of code (if we use fixed-size blocks) for the mac calculation. Default 1.</text:p>
      <text:p text:style-name="P52"/>
      <text:p text:style-name="P52">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19">would</text:span> not split blocks). Then what is and what is not in the cache is calculated relative to the unsplit blocks<text:span text:style-name="T113">'</text:span> addresses. The performance increase, for large code caches, is marginal. Default 0.</text:p>
      <text:p text:style-name="P52"/>
      <text:p text:style-name="P53">SET_AS_GIVEN_THAT_EVERYTHING_MACED_WILL_BE_FIXED_AND_MULTIPLE_OF_16: This parameter tells the compilation script that the code block size and the data block size will be the same size, and the useful bytes will be a multiple of 16 (like in <text:span text:style-name="T109">“./automate.sh 32 30 3 64 250000 64 250000 64 16 73”</text:span>). In that case, we can safely ignore length prepending when we mac, as well as padding. That makes the mac <text:span text:style-name="T120">calculation</text:span> a bit faster.</text:p>
      <text:p text:style-name="P53"/>
      <text:p text:style-name="P53"/>
      <text:p text:style-name="P53"/>
      <text:p text:style-name="P53"/>
      <text:p text:style-name="P53"/>
      <text:p text:style-name="P53">These were the extra options, and now you can run the automate.sh with any parameter you want, to compile again. There are 2 programs produced:</text:p>
      <text:p text:style-name="P53"/>
      <text:p text:style-name="P60">./main_program:<text:span text:style-name="T13"> This is the unsecured version. Will throw errors in the end because it will try to do some secure stuff, but one can measure normal time executions here.</text:span></text:p>
      <text:p text:style-name="P53"/>
      <text:p text:style-name="P21"><text:span text:style-name="T16">./main_program_ksec:</text:span><text:span text:style-name="T49"> This is the secure program. You can run it to see the secure</text:span><text:span text:style-name="T68">d</text:span><text:span text:style-name="T49"> code execute.</text:span></text:p>
      <text:p text:style-name="P54"/>
      <text:p text:style-name="P54"/>
      <text:p text:style-name="P54"/>
      <text:p text:style-name="P54"/>
      <text:p text:style-name="P54"/>
      <text:p text:style-name="P54"/>
      <text:p text:style-name="P54"/>
      <text:p text:style-name="P114"><text:bookmark-start text:name="__DdeLink__1416_1421147206"/><text:soft-page-break/>How secure memory is implemented<text:bookmark-end text:name="__DdeLink__1416_1421147206"/></text:p>
      <text:p text:style-name="P114"/>
      <text:p text:style-name="P66">This section describes the way we implement the memory structure in the data segment, the heap and the stack (not the code segment). As the paper suggests, we interleave keys and macs among the useful bytes in memory. A picture is worth a thousand words: </text:p>
      <text:p text:style-name="P13"/>
      <text:p text:style-name="P13"/>
      <text:p text:style-name="P13"><draw:frame draw:style-name="fr2" draw:name="Εικόνα7" text:anchor-type="paragraph" svg:width="17cm" svg:height="4.494cm" draw:z-index="2"><draw:image xlink:href="Pictures/1000000000000270000000A585162DA23B322E46.jpg" xlink:type="simple" xlink:show="embed" xlink:actuate="onLoad"/></draw:frame></text:p>
      <text:p text:style-name="P13"/>
      <text:p text:style-name="P67">The mac bytes contain the mac of the concatenation of &lt;useful bytes&gt;||&lt;keyshares&gt;.</text:p>
      <text:p text:style-name="P67">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67">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27">ceiling(</text:span>(20+32) div 16<text:span text:style-name="T127">)</text:span> =4 rounds. And all that for just 1 character. However, if the block is &lt;=16 bytes, then we do the job with 3 rounds. </text:p>
      <text:p text:style-name="P67">b)The secure CBC-MAC implementation requires adding the length of the data to be maced in the front, so we use 1 byte for that. Also, libcrypto’s implementation <text:span text:style-name="T94">of CBC-MAC </text:span>uses 1 extra block for padding <text:span text:style-name="T94">if it has to mac bytes whose length is multiple of 16. So, to achieve mac calculation with 3 blocks, we need the useful bytes to be maximum 14.</text:span></text:p>
      <text:p text:style-name="P68">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95">in the useful byte groups</text:span>. So, if the useful bytes length is 6 bytes and we have an array of 2 integers, the first <text:span text:style-name="T96">integer</text:span> will be store<text:span text:style-name="T96">d</text:span> in the first useful byte block, and the second one will be split between the first and second useful byte group<text:span text:style-name="T97">s:</text:span></text:p>
      <text:p text:style-name="P68"/>
      <text:p text:style-name="P69">&lt;int1_byte1&gt;&lt;&lt;int1_byte2&gt;&lt;int1_byte3&gt;&lt;int1_byte4&gt;&lt;int2_byte1&gt;&lt;int2_byte2&gt;&lt;keys&gt;&lt;mac&gt; &lt;int2_byte3&gt;&lt;int2_byte4&gt;&lt;byte&gt;&lt;byte&gt;&lt;keys&gt;&lt;mac&gt;. </text:p>
      <text:p text:style-name="P69"><text:soft-page-break/></text:p>
      <text:p text:style-name="P70">So, in case we need to fetch the second integer, we have to verify both the first and the second mac, which adds a lot to the delay.</text:p>
      <text:p text:style-name="P70">That leads to the conlusion that 14 useful bytes may cause longs and pointers (8 bytes in 64 bit architecture) to be split between useful byte blocks. So, the optimal size of the useful bytes group is 8 bytes long, which causes no splits.</text:p>
      <text:p text:style-name="P76">Update: This is the optimal size indeed <text:span text:style-name="T127">(for no secure cache)</text:span>, but we have to have different size for code blocks and data blocks. The reasonable approach is to make them the same size. Should the user set it like this (in <text:span text:style-name="T1">automate.sh</text:span> <text:span text:style-name="T102">and in the command-line parameters)</text:span>, <text:span text:style-name="T103">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70"/>
      <text:p text:style-name="P71">The way to access the secure memory is through secure getters and setters. <text:s/>Functions like “void set_stack_int( void * start_of_secure_data,int source)” are used to store data to the secure stack, heap or the secure globals. We have implemented secure <text:span text:style-name="T98">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71"/>
      <text:p text:style-name="P71"/>
      <text:p text:style-name="P71"/>
      <text:p text:style-name="P71"/>
      <text:p text:style-name="P109">How the globals are implemented</text:p>
      <text:p text:style-name="P112"/>
      <text:p text:style-name="P72">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28">(after compiling using the automate.sh script)</text:span>. If we take a look inside it, we can see the globals,<text:span text:style-name="T99">the keys and the macs, and after them their initial values.</text:span></text:p>
      <text:p text:style-name="P75">The secure getters and setters are straightforward (see the last lines of <text:span text:style-name="T1">template_files/secure_getters_setters_template.h</text:span>). We have the standard type of getters, and generic setters for normal blocks of code and for for loops. <text:span text:style-name="T100">You can see one example of secure global access in the “void secure_global_sum_calculator(int times, int maxval)” function inside </text:span><text:span text:style-name="T4">template_files/general_tests_template.c.</text:span></text:p>
      <text:p text:style-name="P78">The way we do this right now, every block of &lt;useful_bytes&gt;||&lt;keys&gt;||&lt;macs&gt; can only hold only one global variable. Should someone want to use arrays of variables, <text:soft-page-break/>he has to use the heap.</text:p>
      <text:p text:style-name="P71"/>
      <text:p text:style-name="P71"/>
      <text:p text:style-name="P73"><text:span text:style-name="T87">How the </text:span><text:span text:style-name="T88">heap is</text:span><text:span text:style-name="T87"> implemented</text:span></text:p>
      <text:p text:style-name="P71"/>
      <text:p text:style-name="P78">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04">and put in the secure heap as well. The implementation of the heap is done in </text:span><text:span text:style-name="T5">template_files/memory_manager_template.c</text:span><text:span text:style-name="T105"> and the getters and the setters in </text:span><text:span text:style-name="T5">template_files/secure_getters_setters_template.c. </text:span></text:p>
      <text:p text:style-name="P79">A user can allocate and deallocate chunks of memory in the heap, and we keep track of them with two doubly-linked lists, one for <text:span text:style-name="T106">the </text:span>free chunks and one for <text:span text:style-name="T106">the </text:span>allocated <text:span text:style-name="T106">ones</text:span>. The standard way to do that is managed_secure_malloc() and managed_secure_free().</text:p>
      <text:p text:style-name="P79"/>
      <text:p text:style-name="P79"/>
      <text:p text:style-name="P74"><text:span text:style-name="T87">How the </text:span><text:span text:style-name="T89">stack</text:span><text:span text:style-name="T88"> is</text:span><text:span text:style-name="T87"> implemented</text:span></text:p>
      <text:p text:style-name="P71"/>
      <text:p text:style-name="P80">The stack has a similar memory image <text:span text:style-name="T128">and</text:span> initialization phase as the heap. The stack keyshares are read from <text:span text:style-name="T1">stack_keyshares</text:span> file and the macs are calculated on the fly.</text:p>
      <text:p text:style-name="P80">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80">The way to allocate in the secure stack is to move the stack pointer, which is represented by a global variable. The function to allocate is allocate_mem_into_secure_stack() and the function to free is free_mem_from_secure_stack() .</text:p>
      <text:p text:style-name="P80">The stack is used to hold the function frames. Since we have to use the secure stack to call the functions, we have to implement a calling convention by using the secure stack.</text:p>
      <text:p text:style-name="P94">Every function frame has: </text:p>
      <text:p text:style-name="P94">a) the arguments of the function (1 ... n) in that order (so functions of variable arguments are not supported)</text:p>
      <text:p text:style-name="P94">b) the return value that the function may return (if it does return something)</text:p>
      <text:p text:style-name="P94">c) the return address to where we should jump when we finish the function execution</text:p>
      <text:p text:style-name="P94">d) the base pointer, which serves as an anchor relative to which we can access all the function frame elements</text:p>
      <text:p text:style-name="P94">e) the local variables of the function.</text:p>
      <text:p text:style-name="P94"/>
      <text:p text:style-name="P94">The way the code is padded can be seen in <text:span text:style-name="T1">code/ insert_new_stack_commands_groups_of_vars_as_arrays.py</text:span> and in <text:s/><text:span text:style-name="T1">code/ insert_new_stack_commands.py </text:span>(they do the same <text:span text:style-name="T121">thing</text:span>, they simply set the function arguments and local vars in a different way).</text:p>
      <text:p text:style-name="P94"><text:soft-page-break/></text:p>
      <text:p text:style-name="P95">After you have run the automate.sh script once (for example <text:span text:style-name="T24">“./automate.sh 32 30 3 64 250000 64 250000 64 16 73” </text:span><text:span text:style-name="T16">), you can see a file tests_with_new_stack.c in </text:span><text:span text:style-name="T84">code/</text:span><text:span text:style-name="T16"> directory. If you open it you can see that for each function declaration,implementation and call, many new lines have been added. </text:span><text:span text:style-name="T41">For every function:</text:span></text:p>
      <text:p text:style-name="P96"><text:span text:style-name="T16">At first there are some #defines, which give names to offsets from the base pointer for every stack frame. They are there to name the local variables or the parameters </text:span><text:span text:style-name="T38">of the function, so as to make the code </text:span><text:span text:style-name="T39">that has to be written </text:span><text:span text:style-name="T38">more user friendly. </text:span></text:p>
      <text:p text:style-name="P55">At the return point of a function code there is the code that frees the stack frame, <text:s/>#undefines the formerly defined names and jumps to the return address.</text:p>
      <text:p text:style-name="P97"><text:span text:style-name="T16">When a function is being called, </text:span><text:span text:style-name="T40">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56">That is a simple way of calling functions, and no optimizations were implemented for simplicity reasons.</text:p>
      <text:p text:style-name="P56"/>
      <text:p text:style-name="P56"/>
      <text:p text:style-name="P56"/>
      <text:p text:style-name="P94"/>
      <text:p text:style-name="P94"/>
      <text:p text:style-name="P71"/>
      <text:p text:style-name="P71"/>
      <text:p text:style-name="P71"/>
      <text:p text:style-name="P71"/>
      <text:p text:style-name="P71"/>
      <text:p text:style-name="P115">How <text:span text:style-name="T122">the code is secured</text:span></text:p>
      <text:p text:style-name="P115"/>
      <text:p text:style-name="P98">Now we are goin<text:span text:style-name="T129">g</text:span> to talk about how the code is changed, in more detail. Most of the important things have already been mentioned <text:span text:style-name="T123">however.</text:span></text:p>
      <text:p text:style-name="P99">Let's assume that we have a given program that already initializes the secure heap and stack, and uses our secure convention of calling the functions, and the secure getters and setters in C language. That program must be compiled in a way that its code will be secure, too.</text:p>
      <text:p text:style-name="P99">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100">In the end, we have a .c file (main_program.c in <text:span text:style-name="T1">code/</text:span> directory) whch includes other .c files and .h files, and is linked with fully optimized object files (see <text:span text:style-name="T1">Makefile</text:span> and <text:span text:style-name="T1">automate.sh</text:span> for details). That compilation unit has all the secure code, and is being <text:soft-page-break/>assembled into main_program.s .</text:p>
      <text:p text:style-name="P100">So now we have all the secure code inside an assembly file, and it's time to insert the verification code, the keys and the macs. That is the job of <text:span text:style-name="T1">src/ Secure_Assembly.java </text:span>(outside of <text:span text:style-name="T1">code/</text:span> directory), which does the following:</text:p>
      <text:p text:style-name="P100"><text:span text:style-name="T124">It s</text:span>ees if we need fixed size code blocks or variable size code blocks. It also gets (as command line arguments) the <text:span text:style-name="T124">maximum size of the block (for fixed size) and the maximum number of instructions (for variable size).</text:span></text:p>
      <text:p text:style-name="P101">After that, for every group of instructions that does not exceed the requested size of the block or the requested number of instructions, it groups them together and calls them a group of useful bytes. </text:p>
      <text:p text:style-name="P101">At the start of every group of useful bytes, should the user request it (the default procedure it to do it), inserts code that verifies the block. It practically pushes the flags to the stack, calls the verification function and then pops the flags. If variable size of blocks is requested, then before calling the function, it sets the size of the current block to a global variable.</text:p>
      <text:p text:style-name="P101">At the end of every group of useful bytes, it inserts a jmp instruction and the target of the jmp to be the start of the next block (it puts a unique label there).</text:p>
      <text:p text:style-name="P101">After the jump the keys and macs have to be inserted. However, before doing so,we have to insert </text:p>
      <text:p text:style-name="P101">i) some bytes as canaries (in order to find the jmp that is the jump over the keys+macs later)</text:p>
      <text:p text:style-name="P101">ii) <text:span text:style-name="T130">1</text:span> byte that denotes the size of the code bytes (verification+useful+jmp) <text:span text:style-name="T130">for implementation reasons</text:span> and</text:p>
      <text:p text:style-name="P101">iii) padded bytes (when using fixed size blocks) that make sure that the distance between two code blocks is fixed.</text:p>
      <text:p text:style-name="P101">After them the bytes for the keys and the macs can be inserted.</text:p>
      <text:p text:style-name="P101">Of course we cannot insert a random byte in a .s <text:span text:style-name="T131">(assembly)</text:span> file and have that compiled. So, Secure_Assembly.java inserts an equivalent number of NOPs as placeholders, for their value to be changed afterwards.</text:p>
      <text:p text:style-name="P101">There's a catch though: If, inside a block of code we encounter a label in the assembly (which means that the code could jump to there at any time), then there is the danger that the program will run some un-verified code (since the on-the-fly verification is at the start of each block). The same problem arises if we encounter a function call (like printf(), but not one of the secure getters/setters or mac calculation functions – also remember, <text:span text:style-name="T131">also </text:span>not one of our secure functions <text:span text:style-name="T131">which</text:span> use gotos <text:span text:style-name="T131">and </text:span>our secure stack <text:span text:style-name="T131">instead of calls</text:span>). At the return of the call, the code that runs is not verified before running. So, in these two occasions, we split the blocks:</text:p>
      <text:p text:style-name="P101">If we encounted a label, we put it at the start of the next block (so after it the on-the-fly verification runs), and if we encounter a call, we put it at the end of the current block (so after it returns, the code will jump over the keys/macs and then execute the on-the-fly verification). Of course that is not “provably secure”, it justs approaches the running time of a provably secure program, and that is our target.</text:p>
      <text:p text:style-name="P102">One last note: The jmp instructions in the main program may have many sizes. If their target is close by, they may be small in size. If their target is far away, they are bigger (and we change their targets' distance by padding the NOPs) Since we want to <text:soft-page-break/>know their size when looking at the assembly, we change their names to have the “.d32” after the “j....” opcode, which makes sure that their target <text:span text:style-name="T132">(relative offset) </text:span>will be described by 32 bytes. <text:span text:style-name="T126">In that way</text:span> their size is fixed.</text:p>
      <text:p text:style-name="P101"/>
      <text:p text:style-name="P101">So now we have an assembly file (main_program_sec.s) which has blocks of useful code, on-the-fly verification, jmps and padded nops. The next step is to replace the padded nops with the proper bytes.</text:p>
      <text:p text:style-name="P101">We assemble that assembly file into main_program_sec (an executable), and we iterate on it to replace the bytes.</text:p>
      <text:p text:style-name="P101">That is the job of <text:span text:style-name="T1">src/Secure_Machine_Code.java</text:span> , which runs through the main_program_sec, <text:span text:style-name="T125">finds the jmps which have X nops after them, and replaces</text:span></text:p>
      <text:p text:style-name="P103">a)The size of the code if using variable size blocks</text:p>
      <text:p text:style-name="P103">b)The canaries with their values</text:p>
      <text:p text:style-name="P103">c)The byte after the canaries to hold the size of the code (verification+useful+jmp)</text:p>
      <text:p text:style-name="P103">d)The keys</text:p>
      <text:p text:style-name="P103">e)The macs (it calls an external C program for the calculation).</text:p>
      <text:p text:style-name="P103"/>
      <text:p text:style-name="P103">It also generates the keys for the secure stack and heap, and writes them to a file so that they can be initialized by the program when it runs. After that procedure the program (main_program_ksec) is ready to run.</text:p>
      <text:p text:style-name="P103"/>
      <text:p text:style-name="P103"/>
      <text:p text:style-name="P103"/>
      <text:p text:style-name="P98"/>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5-11T16:04:07.515852633</dc:date>
    <meta:editing-duration>P1DT2H38M3S</meta:editing-duration>
    <meta:editing-cycles>190</meta:editing-cycles>
    <meta:generator>LibreOffice/5.1.6.2$Linux_X86_64 LibreOffice_project/10m0$Build-2</meta:generator>
    <meta:document-statistic meta:table-count="0" meta:image-count="4" meta:object-count="0" meta:page-count="24" meta:paragraph-count="317" meta:word-count="8398" meta:character-count="50057" meta:non-whitespace-character-count="41844"/>
  </office:meta>
</office:document-meta>
</file>